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bster Two" svg:font-family="'Lobster Two'"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QTArnieB" svg:font-family="QTArnieB" style:font-pitch="variable"/>
    <style:font-face style:name="QTBlackForest" svg:font-family="QTBlackForest" style:font-pitch="variable"/>
  </office:font-face-decls>
  <office:automatic-styles>
    <style:style style:name="Table1" style:family="table">
      <style:table-properties style:width="6.6931in" table:align="margins"/>
    </style:style>
    <style:style style:name="Table1.A" style:family="table-column">
      <style:table-column-properties style:column-width="0.5021in" style:rel-column-width="723*"/>
    </style:style>
    <style:style style:name="Table1.B" style:family="table-column">
      <style:table-column-properties style:column-width="0.625in" style:rel-column-width="900*"/>
    </style:style>
    <style:style style:name="Table1.D" style:family="table-column">
      <style:table-column-properties style:column-width="4.941in" style:rel-column-width="711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0.4354in" style:rel-column-width="627*"/>
    </style:style>
    <style:style style:name="Table2.B" style:family="table-column">
      <style:table-column-properties style:column-width="0.7486in" style:rel-column-width="1078*"/>
    </style:style>
    <style:style style:name="Table2.C" style:family="table-column">
      <style:table-column-properties style:column-width="0.625in" style:rel-column-width="900*"/>
    </style:style>
    <style:style style:name="Table2.D" style:family="table-column">
      <style:table-column-properties style:column-width="4.884in" style:rel-column-width="7033*"/>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language="en" fo:country="US" officeooo:rsid="0003ffb5" officeooo:paragraph-rsid="0007d639"/>
    </style:style>
    <style:style style:name="P2" style:family="paragraph" style:parent-style-name="Standard">
      <style:paragraph-properties fo:text-align="justify" style:justify-single-word="false"/>
      <style:text-properties fo:language="en" fo:country="US" officeooo:rsid="00061f12" officeooo:paragraph-rsid="0007d639"/>
    </style:style>
    <style:style style:name="P3" style:family="paragraph" style:parent-style-name="Standard">
      <style:paragraph-properties fo:text-align="justify" style:justify-single-word="false"/>
      <style:text-properties fo:language="en" fo:country="US" officeooo:rsid="0007d639" officeooo:paragraph-rsid="0007d639"/>
    </style:style>
    <style:style style:name="P4" style:family="paragraph" style:parent-style-name="Standard">
      <style:paragraph-properties fo:text-align="justify" style:justify-single-word="false"/>
      <style:text-properties fo:language="en" fo:country="US" officeooo:rsid="0009a4c7" officeooo:paragraph-rsid="0009a4c7"/>
    </style:style>
    <style:style style:name="P5" style:family="paragraph" style:parent-style-name="Standard">
      <style:paragraph-properties fo:text-align="justify" style:justify-single-word="false"/>
      <style:text-properties fo:language="en" fo:country="US" officeooo:rsid="0003ffb5" officeooo:paragraph-rsid="0007d639"/>
    </style:style>
    <style:style style:name="P6" style:family="paragraph" style:parent-style-name="Standard">
      <style:paragraph-properties fo:text-align="justify" style:justify-single-word="false"/>
      <style:text-properties fo:language="en" fo:country="US" officeooo:rsid="0003ffb5" officeooo:paragraph-rsid="001240c2"/>
    </style:style>
    <style:style style:name="P7" style:family="paragraph" style:parent-style-name="Standard">
      <style:text-properties fo:language="en" fo:country="US" officeooo:rsid="0003ffb5" officeooo:paragraph-rsid="0003ffb5"/>
    </style:style>
    <style:style style:name="P8" style:family="paragraph" style:parent-style-name="Standard">
      <style:paragraph-properties fo:text-align="justify" style:justify-single-word="false"/>
      <style:text-properties fo:language="en" fo:country="US" officeooo:rsid="001240c2" officeooo:paragraph-rsid="001240c2"/>
    </style:style>
    <style:style style:name="P9" style:family="paragraph" style:parent-style-name="Standard">
      <style:paragraph-properties fo:text-align="justify" style:justify-single-word="false"/>
      <style:text-properties fo:language="en" fo:country="US" officeooo:rsid="000cc8df" officeooo:paragraph-rsid="000cc8df"/>
    </style:style>
    <style:style style:name="P10" style:family="paragraph" style:parent-style-name="Standard">
      <style:paragraph-properties fo:text-align="justify" style:justify-single-word="false"/>
      <style:text-properties fo:language="en" fo:country="US" officeooo:rsid="000cc8df" officeooo:paragraph-rsid="0015cc52"/>
    </style:style>
    <style:style style:name="P11" style:family="paragraph" style:parent-style-name="Standard">
      <style:paragraph-properties fo:text-align="justify" style:justify-single-word="false"/>
      <style:text-properties fo:language="en" fo:country="US" officeooo:rsid="000cc8df" officeooo:paragraph-rsid="001b3f67"/>
    </style:style>
    <style:style style:name="P12" style:family="paragraph" style:parent-style-name="Standard">
      <style:paragraph-properties fo:text-align="justify" style:justify-single-word="false"/>
      <style:text-properties fo:language="en" fo:country="US" officeooo:rsid="000cc8df" officeooo:paragraph-rsid="00233155"/>
    </style:style>
    <style:style style:name="P13" style:family="paragraph" style:parent-style-name="Standard">
      <style:paragraph-properties fo:text-align="justify" style:justify-single-word="false"/>
      <style:text-properties fo:language="en" fo:country="US" officeooo:rsid="000cc8df" officeooo:paragraph-rsid="0025fc4c"/>
    </style:style>
    <style:style style:name="P14" style:family="paragraph" style:parent-style-name="Standard">
      <style:paragraph-properties fo:text-align="justify" style:justify-single-word="false" fo:break-before="page"/>
      <style:text-properties fo:language="en" fo:country="US" officeooo:rsid="000cc8df" officeooo:paragraph-rsid="002ef2f9"/>
    </style:style>
    <style:style style:name="P15" style:family="paragraph" style:parent-style-name="Standard">
      <style:paragraph-properties fo:text-align="justify" style:justify-single-word="false" fo:break-before="page"/>
      <style:text-properties fo:language="en" fo:country="US" officeooo:rsid="000cc8df" officeooo:paragraph-rsid="0037a6e6"/>
    </style:style>
    <style:style style:name="P16" style:family="paragraph" style:parent-style-name="Standard">
      <style:paragraph-properties fo:text-align="justify" style:justify-single-word="false" fo:break-before="page"/>
      <style:text-properties fo:language="en" fo:country="US" officeooo:rsid="000cc8df" officeooo:paragraph-rsid="00388840"/>
    </style:style>
    <style:style style:name="P17" style:family="paragraph" style:parent-style-name="Standard">
      <style:paragraph-properties fo:text-align="justify" style:justify-single-word="false"/>
      <style:text-properties fo:language="en" fo:country="US" officeooo:rsid="000cc8df" officeooo:paragraph-rsid="00388840"/>
    </style:style>
    <style:style style:name="P18" style:family="paragraph" style:parent-style-name="Standard">
      <style:paragraph-properties fo:text-align="justify" style:justify-single-word="false"/>
      <style:text-properties fo:language="en" fo:country="US" officeooo:rsid="0015cc52" officeooo:paragraph-rsid="0015cc52"/>
    </style:style>
    <style:style style:name="P19" style:family="paragraph" style:parent-style-name="Standard">
      <style:paragraph-properties fo:text-align="justify" style:justify-single-word="false"/>
      <style:text-properties fo:language="en" fo:country="US" officeooo:rsid="001b3f67" officeooo:paragraph-rsid="0021e4f0"/>
    </style:style>
    <style:style style:name="P20" style:family="paragraph" style:parent-style-name="Standard">
      <style:paragraph-properties fo:text-align="justify" style:justify-single-word="false"/>
      <style:text-properties fo:language="en" fo:country="US" officeooo:rsid="0009a4c7" officeooo:paragraph-rsid="00293b14"/>
    </style:style>
    <style:style style:name="P21" style:family="paragraph" style:parent-style-name="Standard">
      <style:paragraph-properties fo:text-align="justify" style:justify-single-word="false"/>
      <style:text-properties fo:language="en" fo:country="US" officeooo:rsid="0009a4c7" officeooo:paragraph-rsid="002c07f7"/>
    </style:style>
    <style:style style:name="P22" style:family="paragraph" style:parent-style-name="Standard" style:list-style-name="L1">
      <style:paragraph-properties fo:text-align="justify" style:justify-single-word="false"/>
      <style:text-properties officeooo:paragraph-rsid="0015cc52"/>
    </style:style>
    <style:style style:name="P23" style:family="paragraph" style:parent-style-name="Standard" style:list-style-name="L1">
      <style:paragraph-properties fo:text-align="justify" style:justify-single-word="false"/>
      <style:text-properties officeooo:paragraph-rsid="0017877c"/>
    </style:style>
    <style:style style:name="P24" style:family="paragraph" style:parent-style-name="Standard" style:list-style-name="L3">
      <style:paragraph-properties fo:text-align="justify" style:justify-single-word="false"/>
      <style:text-properties officeooo:paragraph-rsid="0021e4f0"/>
    </style:style>
    <style:style style:name="P25" style:family="paragraph" style:parent-style-name="Standard">
      <style:paragraph-properties fo:text-align="justify" style:justify-single-word="false"/>
      <style:text-properties fo:font-size="6pt" fo:language="en" fo:country="US" fo:font-weight="normal" officeooo:rsid="0007d639" officeooo:paragraph-rsid="0007d639" style:font-size-asian="5.25pt" style:font-weight-asian="normal" style:font-size-complex="6pt" style:font-weight-complex="normal"/>
    </style:style>
    <style:style style:name="P26" style:family="paragraph" style:parent-style-name="Standard">
      <style:paragraph-properties fo:text-align="justify" style:justify-single-word="false"/>
      <style:text-properties fo:font-size="6pt" fo:language="en" fo:country="US" fo:font-weight="normal" officeooo:rsid="002ef3ea" officeooo:paragraph-rsid="002ef3ea" style:font-size-asian="5.25pt" style:font-weight-asian="normal" style:font-size-complex="6pt" style:font-weight-complex="normal"/>
    </style:style>
    <style:style style:name="P27" style:family="paragraph" style:parent-style-name="Standard">
      <style:paragraph-properties fo:text-align="justify" style:justify-single-word="false"/>
      <style:text-properties fo:font-size="6pt" fo:language="en" fo:country="US" fo:font-weight="normal" officeooo:rsid="00345513" officeooo:paragraph-rsid="00345513" style:font-size-asian="5.25pt" style:font-weight-asian="normal" style:font-size-complex="6pt" style:font-weight-complex="normal"/>
    </style:style>
    <style:style style:name="P28" style:family="paragraph" style:parent-style-name="Standard">
      <style:paragraph-properties fo:text-align="justify" style:justify-single-word="false"/>
      <style:text-properties fo:font-size="6pt" fo:language="en" fo:country="US" fo:font-weight="normal" officeooo:rsid="00388840" officeooo:paragraph-rsid="00388840" style:font-size-asian="5.25pt" style:font-weight-asian="normal" style:font-size-complex="6pt" style:font-weight-complex="normal"/>
    </style:style>
    <style:style style:name="P29" style:family="paragraph" style:parent-style-name="Standard">
      <style:paragraph-properties fo:text-align="justify" style:justify-single-word="false"/>
      <style:text-properties fo:font-size="6pt" fo:language="en" fo:country="US" fo:font-weight="normal" officeooo:rsid="00388840" officeooo:paragraph-rsid="0039dd99" style:font-size-asian="5.25pt" style:font-weight-asian="normal" style:font-size-complex="6pt" style:font-weight-complex="normal"/>
    </style:style>
    <style:style style:name="P30" style:family="paragraph" style:parent-style-name="Standard">
      <style:paragraph-properties fo:text-align="justify" style:justify-single-word="false"/>
      <style:text-properties fo:font-size="6pt" fo:language="en" fo:country="US" fo:font-weight="normal" officeooo:rsid="003c8b10" officeooo:paragraph-rsid="003c8b10" style:font-size-asian="5.25pt" style:font-weight-asian="normal" style:font-size-complex="6pt" style:font-weight-complex="normal"/>
    </style:style>
    <style:style style:name="P31" style:family="paragraph" style:parent-style-name="Standard">
      <style:paragraph-properties fo:text-align="justify" style:justify-single-word="false"/>
      <style:text-properties fo:font-size="6pt" fo:language="en" fo:country="US" fo:font-weight="normal" officeooo:rsid="0037a6e6" officeooo:paragraph-rsid="0037a6e6" style:font-size-asian="5.25pt" style:font-weight-asian="normal" style:font-size-complex="6pt" style:font-weight-complex="normal"/>
    </style:style>
    <style:style style:name="P32" style:family="paragraph" style:parent-style-name="Standard">
      <style:paragraph-properties fo:text-align="justify" style:justify-single-word="false"/>
      <style:text-properties fo:font-size="6pt" fo:language="en" fo:country="US" fo:font-weight="normal" officeooo:rsid="0037a6e6" officeooo:paragraph-rsid="0047b394" style:font-size-asian="5.25pt" style:font-weight-asian="normal" style:font-size-complex="6pt" style:font-weight-complex="normal"/>
    </style:style>
    <style:style style:name="P33" style:family="paragraph" style:parent-style-name="Standard">
      <style:paragraph-properties fo:text-align="justify" style:justify-single-word="false"/>
      <style:text-properties fo:font-size="6pt" fo:language="en" fo:country="US" fo:font-weight="normal" officeooo:rsid="00426bbf" officeooo:paragraph-rsid="00464971" style:font-size-asian="5.25pt" style:font-weight-asian="normal" style:font-size-complex="6pt" style:font-weight-complex="normal"/>
    </style:style>
    <style:style style:name="P34" style:family="paragraph" style:parent-style-name="Standard">
      <style:paragraph-properties fo:text-align="justify" style:justify-single-word="false"/>
      <style:text-properties fo:font-size="6pt" fo:language="en" fo:country="US" fo:font-weight="normal" officeooo:rsid="00426bbf" officeooo:paragraph-rsid="004c47f5" style:font-size-asian="5.25pt" style:font-weight-asian="normal" style:font-size-complex="6pt" style:font-weight-complex="normal"/>
    </style:style>
    <style:style style:name="P35" style:family="paragraph" style:parent-style-name="Standard">
      <style:paragraph-properties fo:text-align="justify" style:justify-single-word="false"/>
      <style:text-properties fo:font-size="6pt" fo:language="en" fo:country="US" fo:font-weight="normal" officeooo:rsid="00464971" officeooo:paragraph-rsid="004ab2a1" style:font-size-asian="5.25pt" style:font-weight-asian="normal" style:font-size-complex="6pt" style:font-weight-complex="normal"/>
    </style:style>
    <style:style style:name="P36" style:family="paragraph" style:parent-style-name="Standard">
      <style:paragraph-properties fo:text-align="justify" style:justify-single-word="false"/>
      <style:text-properties fo:font-size="6pt" fo:language="en" fo:country="US" fo:font-weight="normal" officeooo:rsid="00464971" officeooo:paragraph-rsid="0047b394" style:font-size-asian="5.25pt" style:font-weight-asian="normal" style:font-size-complex="6pt" style:font-weight-complex="normal"/>
    </style:style>
    <style:style style:name="P37" style:family="paragraph" style:parent-style-name="Standard">
      <style:text-properties fo:font-size="6pt" fo:language="en" fo:country="US" fo:font-weight="bold" officeooo:rsid="00061f12" officeooo:paragraph-rsid="0007d639" style:font-size-asian="5.25pt" style:font-weight-asian="bold" style:font-size-complex="6pt" style:font-weight-complex="bold"/>
    </style:style>
    <style:style style:name="P38" style:family="paragraph" style:parent-style-name="Standard">
      <style:paragraph-properties fo:text-align="justify" style:justify-single-word="false"/>
      <style:text-properties fo:font-size="6pt" fo:language="en" fo:country="US" fo:font-weight="bold" officeooo:rsid="003c8b10" officeooo:paragraph-rsid="003e0478" style:font-size-asian="5.25pt" style:font-weight-asian="bold" style:font-size-complex="6pt" style:font-weight-complex="bold"/>
    </style:style>
    <style:style style:name="P39" style:family="paragraph" style:parent-style-name="Standard">
      <style:paragraph-properties fo:text-align="justify" style:justify-single-word="false"/>
      <style:text-properties fo:font-size="6pt" fo:language="en" fo:country="US" officeooo:rsid="000cc8df" officeooo:paragraph-rsid="000cc8df" style:font-size-asian="5.25pt" style:font-size-complex="6pt"/>
    </style:style>
    <style:style style:name="P40" style:family="paragraph" style:parent-style-name="Standard">
      <style:paragraph-properties fo:text-align="justify" style:justify-single-word="false"/>
      <style:text-properties fo:font-size="6pt" fo:language="en" fo:country="US" officeooo:rsid="000cc8df" officeooo:paragraph-rsid="0015cc52" style:font-size-asian="5.25pt" style:font-size-complex="6pt"/>
    </style:style>
    <style:style style:name="P41" style:family="paragraph" style:parent-style-name="Standard">
      <style:paragraph-properties fo:text-align="justify" style:justify-single-word="false"/>
      <style:text-properties fo:font-size="6pt" fo:language="en" fo:country="US" officeooo:rsid="000cc8df" officeooo:paragraph-rsid="001b3f67" style:font-size-asian="5.25pt" style:font-size-complex="6pt"/>
    </style:style>
    <style:style style:name="P42" style:family="paragraph" style:parent-style-name="Standard">
      <style:paragraph-properties fo:text-align="justify" style:justify-single-word="false"/>
      <style:text-properties fo:font-size="6pt" fo:language="en" fo:country="US" officeooo:rsid="000cc8df" officeooo:paragraph-rsid="00233155" style:font-size-asian="5.25pt" style:font-size-complex="6pt"/>
    </style:style>
    <style:style style:name="P43" style:family="paragraph" style:parent-style-name="Standard">
      <style:paragraph-properties fo:text-align="justify" style:justify-single-word="false"/>
      <style:text-properties fo:font-size="6pt" fo:language="en" fo:country="US" officeooo:rsid="000cc8df" officeooo:paragraph-rsid="0025fc4c" style:font-size-asian="5.25pt" style:font-size-complex="6pt"/>
    </style:style>
    <style:style style:name="P44" style:family="paragraph" style:parent-style-name="Standard">
      <style:paragraph-properties fo:text-align="justify" style:justify-single-word="false"/>
      <style:text-properties fo:font-size="6pt" fo:language="en" fo:country="US" officeooo:rsid="000cc8df" officeooo:paragraph-rsid="002ef2f9" style:font-size-asian="5.25pt" style:font-size-complex="6pt"/>
    </style:style>
    <style:style style:name="P45" style:family="paragraph" style:parent-style-name="Standard">
      <style:paragraph-properties fo:text-align="justify" style:justify-single-word="false"/>
      <style:text-properties fo:font-size="6pt" fo:language="en" fo:country="US" officeooo:rsid="000cc8df" officeooo:paragraph-rsid="0037a6e6" style:font-size-asian="5.25pt" style:font-size-complex="6pt"/>
    </style:style>
    <style:style style:name="P46" style:family="paragraph" style:parent-style-name="Standard">
      <style:paragraph-properties fo:text-align="justify" style:justify-single-word="false"/>
      <style:text-properties fo:font-size="6pt" fo:language="en" fo:country="US" officeooo:rsid="000cc8df" officeooo:paragraph-rsid="00388840" style:font-size-asian="5.25pt" style:font-size-complex="6pt"/>
    </style:style>
    <style:style style:name="P47" style:family="paragraph" style:parent-style-name="Standard">
      <style:paragraph-properties fo:text-align="justify" style:justify-single-word="false"/>
      <style:text-properties fo:font-size="6pt" fo:language="en" fo:country="US" officeooo:rsid="001b3f67" officeooo:paragraph-rsid="001b3f67" style:font-size-asian="5.25pt" style:font-size-complex="6pt"/>
    </style:style>
    <style:style style:name="P48" style:family="paragraph" style:parent-style-name="Standard">
      <style:paragraph-properties fo:text-align="justify" style:justify-single-word="false"/>
      <style:text-properties fo:font-size="6pt" officeooo:rsid="0017877c" officeooo:paragraph-rsid="0017877c" style:font-size-asian="5.25pt" style:font-size-complex="6pt"/>
    </style:style>
    <style:style style:name="P49" style:family="paragraph" style:parent-style-name="Standard">
      <style:paragraph-properties fo:text-align="justify" style:justify-single-word="false"/>
      <style:text-properties fo:font-size="6pt" officeooo:rsid="00182180" officeooo:paragraph-rsid="00182180" style:font-size-asian="5.25pt" style:font-size-complex="6pt"/>
    </style:style>
    <style:style style:name="P50" style:family="paragraph" style:parent-style-name="Standard">
      <style:paragraph-properties fo:text-align="justify" style:justify-single-word="false"/>
      <style:text-properties fo:font-size="6pt" officeooo:rsid="0018a5aa" officeooo:paragraph-rsid="0018a5aa" style:font-size-asian="5.25pt" style:font-size-complex="6pt"/>
    </style:style>
    <style:style style:name="P51" style:family="paragraph" style:parent-style-name="Standard">
      <style:paragraph-properties fo:text-align="justify" style:justify-single-word="false"/>
      <style:text-properties fo:font-size="6pt" officeooo:rsid="001e28b4" officeooo:paragraph-rsid="001e28b4" style:font-size-asian="5.25pt" style:font-size-complex="6pt"/>
    </style:style>
    <style:style style:name="P52" style:family="paragraph" style:parent-style-name="Standard">
      <style:text-properties style:font-name="QTBlackForest" fo:font-size="18pt" fo:language="en" fo:country="US" fo:font-weight="bold" officeooo:rsid="00061f12" officeooo:paragraph-rsid="0007d639" style:font-size-asian="18pt" style:font-weight-asian="bold" style:font-size-complex="18pt" style:font-weight-complex="bold"/>
    </style:style>
    <style:style style:name="P53" style:family="paragraph" style:parent-style-name="Standard">
      <style:paragraph-properties fo:text-align="justify" style:justify-single-word="false"/>
      <style:text-properties style:font-name="QTBlackForest" fo:font-size="18pt" fo:language="en" fo:country="US" fo:font-weight="bold" officeooo:rsid="000cc8df" officeooo:paragraph-rsid="000cc8df" style:font-size-asian="18pt" style:font-weight-asian="bold" style:font-size-complex="18pt" style:font-weight-complex="bold"/>
    </style:style>
    <style:style style:name="P54" style:family="paragraph" style:parent-style-name="Standard">
      <style:paragraph-properties fo:text-align="justify" style:justify-single-word="false" fo:break-before="page"/>
      <style:text-properties style:font-name="QTBlackForest" fo:font-size="18pt" fo:language="en" fo:country="US" fo:font-weight="bold" officeooo:rsid="000cc8df" officeooo:paragraph-rsid="000cc8df" style:font-size-asian="18pt" style:font-weight-asian="bold" style:font-size-complex="18pt" style:font-weight-complex="bold"/>
    </style:style>
    <style:style style:name="P55" style:family="paragraph" style:parent-style-name="Standard">
      <style:paragraph-properties fo:text-align="justify" style:justify-single-word="false"/>
      <style:text-properties style:font-name="QTBlackForest" fo:font-size="18pt" fo:language="en" fo:country="US" officeooo:rsid="0007d639" officeooo:paragraph-rsid="0007d639" style:font-size-asian="18pt" style:font-size-complex="18pt"/>
    </style:style>
    <style:style style:name="P56" style:family="paragraph" style:parent-style-name="Standard" style:list-style-name="L1">
      <style:paragraph-properties fo:text-align="justify" style:justify-single-word="false"/>
      <style:text-properties officeooo:rsid="0017877c" officeooo:paragraph-rsid="0017877c"/>
    </style:style>
    <style:style style:name="P57" style:family="paragraph" style:parent-style-name="Standard">
      <style:paragraph-properties fo:text-align="justify" style:justify-single-word="false"/>
      <style:text-properties officeooo:rsid="0017877c" officeooo:paragraph-rsid="0017877c"/>
    </style:style>
    <style:style style:name="P58" style:family="paragraph" style:parent-style-name="Standard">
      <style:paragraph-properties fo:text-align="justify" style:justify-single-word="false"/>
      <style:text-properties officeooo:rsid="00182180" officeooo:paragraph-rsid="002ceb72"/>
    </style:style>
    <style:style style:name="P59" style:family="paragraph" style:parent-style-name="Standard" style:list-style-name="L2">
      <style:paragraph-properties fo:text-align="justify" style:justify-single-word="false"/>
      <style:text-properties officeooo:rsid="0018a5aa" officeooo:paragraph-rsid="0018a5aa"/>
    </style:style>
    <style:style style:name="P60" style:family="paragraph" style:parent-style-name="Standard" style:list-style-name="L4">
      <style:paragraph-properties fo:text-align="justify" style:justify-single-word="false"/>
      <style:text-properties officeooo:rsid="0018a5aa" officeooo:paragraph-rsid="00464971"/>
    </style:style>
    <style:style style:name="P61" style:family="paragraph" style:parent-style-name="Standard">
      <style:paragraph-properties fo:text-align="justify" style:justify-single-word="false"/>
      <style:text-properties officeooo:rsid="00199605" officeooo:paragraph-rsid="00199605"/>
    </style:style>
    <style:style style:name="P62" style:family="paragraph" style:parent-style-name="Standard" style:list-style-name="L3">
      <style:paragraph-properties fo:text-align="justify" style:justify-single-word="false"/>
      <style:text-properties officeooo:rsid="001b3f67" officeooo:paragraph-rsid="001d8cc3"/>
    </style:style>
    <style:style style:name="P63" style:family="paragraph" style:parent-style-name="Standard" style:list-style-name="L3">
      <style:paragraph-properties fo:text-align="justify" style:justify-single-word="false"/>
      <style:text-properties officeooo:rsid="001c76ca" officeooo:paragraph-rsid="002138a5"/>
    </style:style>
    <style:style style:name="P64" style:family="paragraph" style:parent-style-name="Standard" style:list-style-name="L3">
      <style:paragraph-properties fo:text-align="justify" style:justify-single-word="false"/>
      <style:text-properties officeooo:rsid="001e28b4" officeooo:paragraph-rsid="001e28b4"/>
    </style:style>
    <style:style style:name="P65" style:family="paragraph" style:parent-style-name="Standard">
      <style:paragraph-properties fo:text-align="justify" style:justify-single-word="false"/>
      <style:text-properties officeooo:rsid="00233155" officeooo:paragraph-rsid="00233155"/>
    </style:style>
    <style:style style:name="P66" style:family="paragraph" style:parent-style-name="Standard">
      <style:paragraph-properties fo:text-align="justify" style:justify-single-word="false"/>
      <style:text-properties fo:font-size="12pt" fo:language="en" fo:country="US" officeooo:rsid="000cc8df" officeooo:paragraph-rsid="00388840" style:font-size-asian="10.5pt" style:font-size-complex="12pt"/>
    </style:style>
    <style:style style:name="P67" style:family="paragraph" style:parent-style-name="Standard">
      <style:paragraph-properties fo:text-align="justify" style:justify-single-word="false"/>
      <style:text-properties fo:font-size="12pt" fo:language="en" fo:country="US" fo:font-weight="normal" officeooo:rsid="00233155" officeooo:paragraph-rsid="00233155"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fo:font-size="12pt" fo:language="en" fo:country="US" fo:font-weight="normal" officeooo:rsid="002428e4" officeooo:paragraph-rsid="002428e4"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fo:font-size="12pt" fo:language="en" fo:country="US" fo:font-weight="normal" officeooo:rsid="0025fc4c" officeooo:paragraph-rsid="0025fc4c"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fo:font-size="12pt" fo:language="en" fo:country="US" fo:font-weight="normal" officeooo:rsid="0027981f" officeooo:paragraph-rsid="0027981f"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fo:font-size="12pt" fo:language="en" fo:country="US" fo:font-weight="normal" officeooo:rsid="00293b14" officeooo:paragraph-rsid="00293b14"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fo:font-size="12pt" fo:language="en" fo:country="US" fo:font-weight="normal" officeooo:rsid="00293b14" officeooo:paragraph-rsid="002ef3ea"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fo:font-size="12pt" fo:language="en" fo:country="US" fo:font-weight="normal" officeooo:rsid="002ef3ea" officeooo:paragraph-rsid="002ef3ea"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fo:font-size="12pt" fo:language="en" fo:country="US" fo:font-weight="normal" officeooo:rsid="002ef3ea" officeooo:paragraph-rsid="0030b180"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fo:font-size="12pt" fo:language="en" fo:country="US" fo:font-weight="normal" officeooo:rsid="0032c248" officeooo:paragraph-rsid="0032c248"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fo:font-size="12pt" fo:language="en" fo:country="US" fo:font-weight="normal" officeooo:rsid="00345513" officeooo:paragraph-rsid="00345513"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fo:font-size="12pt" fo:language="en" fo:country="US" fo:font-weight="normal" officeooo:rsid="00359d95" officeooo:paragraph-rsid="00359d95"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fo:font-size="12pt" fo:language="en" fo:country="US" fo:font-weight="normal" officeooo:rsid="0036b552" officeooo:paragraph-rsid="0036b552"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fo:font-size="12pt" fo:language="en" fo:country="US" fo:font-weight="normal" officeooo:rsid="0037a6e6" officeooo:paragraph-rsid="0037a6e6"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fo:font-size="12pt" fo:language="en" fo:country="US" fo:font-weight="normal" officeooo:rsid="0037a6e6" officeooo:paragraph-rsid="00388840"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fo:font-size="12pt" fo:language="en" fo:country="US" fo:font-weight="normal" officeooo:rsid="0037a6e6" officeooo:paragraph-rsid="00464971"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fo:font-size="12pt" fo:language="en" fo:country="US" fo:font-weight="normal" officeooo:rsid="0037a6e6" officeooo:paragraph-rsid="0047b394"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fo:font-size="12pt" fo:language="en" fo:country="US" fo:font-weight="normal" officeooo:rsid="00388840" officeooo:paragraph-rsid="00388840"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fo:font-size="12pt" fo:language="en" fo:country="US" fo:font-weight="normal" officeooo:rsid="00388840" officeooo:paragraph-rsid="0039dd99"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fo:font-size="12pt" fo:language="en" fo:country="US" fo:font-weight="normal" officeooo:rsid="0039dd99" officeooo:paragraph-rsid="0039dd99"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fo:font-size="12pt" fo:language="en" fo:country="US" fo:font-weight="normal" officeooo:rsid="003c8b10" officeooo:paragraph-rsid="003c8b10" style:font-size-asian="10.5pt" style:font-weight-asian="normal" style:font-size-complex="12pt" style:font-weight-complex="normal"/>
    </style:style>
    <style:style style:name="P87" style:family="paragraph" style:parent-style-name="Standard">
      <style:paragraph-properties fo:text-align="justify" style:justify-single-word="false"/>
      <style:text-properties fo:font-size="12pt" fo:language="en" fo:country="US" fo:font-weight="normal" officeooo:rsid="003c8b10" officeooo:paragraph-rsid="003e0478"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fo:font-size="12pt" fo:language="en" fo:country="US" fo:font-weight="normal" officeooo:rsid="003e0478" officeooo:paragraph-rsid="003e0478"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fo:font-size="12pt" fo:language="en" fo:country="US" fo:font-weight="normal" officeooo:rsid="003f8f94" officeooo:paragraph-rsid="003f8f94"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fo:font-size="12pt" fo:language="en" fo:country="US" fo:font-weight="normal" officeooo:rsid="003f8f94" officeooo:paragraph-rsid="0040e2ac" style:font-size-asian="10.5pt" style:font-weight-asian="normal" style:font-size-complex="12pt" style:font-weight-complex="normal"/>
    </style:style>
    <style:style style:name="P91" style:family="paragraph" style:parent-style-name="Standard" style:list-style-name="L4">
      <style:paragraph-properties fo:text-align="justify" style:justify-single-word="false"/>
      <style:text-properties fo:font-size="12pt" fo:language="en" fo:country="US" fo:font-weight="normal" officeooo:rsid="0044ecb2" officeooo:paragraph-rsid="00464971"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fo:font-size="12pt" fo:language="en" fo:country="US" fo:font-weight="normal" officeooo:rsid="00464971" officeooo:paragraph-rsid="00464971"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fo:font-size="12pt" fo:language="en" fo:country="US" fo:font-weight="normal" officeooo:rsid="00464971" officeooo:paragraph-rsid="0047b394"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fo:font-size="12pt" fo:language="en" fo:country="US" fo:font-weight="normal" officeooo:rsid="00464971" officeooo:paragraph-rsid="004ab2a1"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fo:font-size="12pt" fo:language="en" fo:country="US" fo:font-weight="normal" officeooo:rsid="00464971" officeooo:paragraph-rsid="004c47f5" style:font-size-asian="10.5pt" style:font-weight-asian="normal" style:font-size-complex="12pt" style:font-weight-complex="normal"/>
    </style:style>
    <style:style style:name="P96" style:family="paragraph" style:parent-style-name="Standard">
      <style:paragraph-properties fo:text-align="justify" style:justify-single-word="false"/>
      <style:text-properties fo:font-size="12pt" fo:language="en" fo:country="US" fo:font-weight="normal" officeooo:rsid="0047b394" officeooo:paragraph-rsid="0047b394" style:font-size-asian="10.5pt" style:font-weight-asian="normal" style:font-size-complex="12pt" style:font-weight-complex="normal"/>
    </style:style>
    <style:style style:name="P97" style:family="paragraph" style:parent-style-name="Standard">
      <style:paragraph-properties fo:text-align="justify" style:justify-single-word="false"/>
      <style:text-properties fo:font-size="12pt" fo:language="en" fo:country="US" fo:font-weight="normal" officeooo:rsid="00496438" officeooo:paragraph-rsid="004ab2a1"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fo:font-size="12pt" fo:language="en" fo:country="US" fo:font-weight="normal" officeooo:rsid="004ab2a1" officeooo:paragraph-rsid="004ab2a1" style:font-size-asian="10.5pt" style:font-weight-asian="normal" style:font-size-complex="12pt" style:font-weight-complex="normal"/>
    </style:style>
    <style:style style:name="P99" style:family="paragraph" style:parent-style-name="Standard">
      <style:paragraph-properties fo:text-align="justify" style:justify-single-word="false"/>
      <style:text-properties fo:font-size="12pt" fo:language="en" fo:country="US" fo:font-weight="normal" officeooo:rsid="004c47f5" officeooo:paragraph-rsid="004c47f5" style:font-size-asian="10.5pt" style:font-weight-asian="normal" style:font-size-complex="12pt" style:font-weight-complex="normal"/>
    </style:style>
    <style:style style:name="P100" style:family="paragraph" style:parent-style-name="Standard">
      <style:paragraph-properties fo:text-align="justify" style:justify-single-word="false"/>
      <style:text-properties fo:font-size="12pt" fo:language="en" fo:country="US" fo:font-weight="normal" officeooo:rsid="004cd63c" officeooo:paragraph-rsid="004cd63c" style:font-size-asian="10.5pt" style:font-weight-asian="normal" style:font-size-complex="12pt" style:font-weight-complex="normal"/>
    </style:style>
    <style:style style:name="P101" style:family="paragraph" style:parent-style-name="Standard">
      <style:paragraph-properties fo:text-align="justify" style:justify-single-word="false"/>
      <style:text-properties fo:font-size="12pt" fo:language="en" fo:country="US" fo:font-weight="normal" officeooo:rsid="004ed0eb" officeooo:paragraph-rsid="004ed0eb" style:font-size-asian="10.5pt" style:font-weight-asian="normal" style:font-size-complex="12pt" style:font-weight-complex="normal"/>
    </style:style>
    <style:style style:name="P102" style:family="paragraph" style:parent-style-name="Standard">
      <style:paragraph-properties fo:text-align="justify" style:justify-single-word="false"/>
      <style:text-properties fo:font-size="12pt" fo:language="en" fo:country="US" fo:font-weight="normal" officeooo:rsid="0050a0c2" officeooo:paragraph-rsid="0050a0c2" style:font-size-asian="10.5pt" style:font-weight-asian="normal" style:font-size-complex="12pt" style:font-weight-complex="normal"/>
    </style:style>
    <style:style style:name="P103" style:family="paragraph" style:parent-style-name="Standard">
      <style:paragraph-properties fo:text-align="justify" style:justify-single-word="false"/>
      <style:text-properties fo:font-size="12pt" fo:language="en" fo:country="US" fo:font-weight="bold" officeooo:rsid="002ef3ea" officeooo:paragraph-rsid="002ef3ea" style:font-size-asian="10.5pt" style:font-weight-asian="bold" style:font-size-complex="12pt" style:font-weight-complex="bold"/>
    </style:style>
    <style:style style:name="P104" style:family="paragraph" style:parent-style-name="Standard">
      <style:paragraph-properties fo:text-align="justify" style:justify-single-word="false"/>
      <style:text-properties fo:font-size="12pt" fo:language="en" fo:country="US" fo:font-weight="bold" officeooo:rsid="00345513" officeooo:paragraph-rsid="00345513" style:font-size-asian="10.5pt" style:font-weight-asian="bold" style:font-size-complex="12pt" style:font-weight-complex="bold"/>
    </style:style>
    <style:style style:name="P105" style:family="paragraph" style:parent-style-name="Standard">
      <style:paragraph-properties fo:text-align="justify" style:justify-single-word="false"/>
      <style:text-properties fo:font-size="12pt" fo:language="en" fo:country="US" fo:font-weight="bold" officeooo:rsid="00388840" officeooo:paragraph-rsid="00388840" style:font-size-asian="10.5pt" style:font-weight-asian="bold" style:font-size-complex="12pt" style:font-weight-complex="bold"/>
    </style:style>
    <style:style style:name="P106" style:family="paragraph" style:parent-style-name="Standard">
      <style:paragraph-properties fo:text-align="justify" style:justify-single-word="false"/>
      <style:text-properties fo:font-size="12pt" fo:language="en" fo:country="US" fo:font-weight="bold" officeooo:rsid="00388840" officeooo:paragraph-rsid="0039dd99" style:font-size-asian="10.5pt" style:font-weight-asian="bold" style:font-size-complex="12pt" style:font-weight-complex="bold"/>
    </style:style>
    <style:style style:name="P107" style:family="paragraph" style:parent-style-name="Standard">
      <style:paragraph-properties fo:text-align="justify" style:justify-single-word="false"/>
      <style:text-properties fo:font-size="12pt" fo:language="en" fo:country="US" fo:font-weight="bold" officeooo:rsid="003c8b10" officeooo:paragraph-rsid="003c8b10" style:font-size-asian="10.5pt" style:font-weight-asian="bold" style:font-size-complex="12pt" style:font-weight-complex="bold"/>
    </style:style>
    <style:style style:name="P108" style:family="paragraph" style:parent-style-name="Standard">
      <style:paragraph-properties fo:text-align="justify" style:justify-single-word="false"/>
      <style:text-properties fo:font-size="12pt" fo:language="en" fo:country="US" fo:font-weight="bold" officeooo:rsid="003c8b10" officeooo:paragraph-rsid="003e0478" style:font-size-asian="10.5pt" style:font-weight-asian="bold" style:font-size-complex="12pt" style:font-weight-complex="bold"/>
    </style:style>
    <style:style style:name="P109" style:family="paragraph" style:parent-style-name="Standard">
      <style:paragraph-properties fo:text-align="justify" style:justify-single-word="false"/>
      <style:text-properties fo:font-size="12pt" fo:language="en" fo:country="US" fo:font-weight="bold" officeooo:rsid="00426bbf" officeooo:paragraph-rsid="00464971" style:font-size-asian="10.5pt" style:font-weight-asian="bold" style:font-size-complex="12pt" style:font-weight-complex="bold"/>
    </style:style>
    <style:style style:name="P110" style:family="paragraph" style:parent-style-name="Standard">
      <style:paragraph-properties fo:text-align="justify" style:justify-single-word="false"/>
      <style:text-properties fo:font-size="12pt" fo:language="en" fo:country="US" fo:font-weight="bold" officeooo:rsid="00426bbf" officeooo:paragraph-rsid="004c47f5" style:font-size-asian="10.5pt" style:font-weight-asian="bold" style:font-size-complex="12pt" style:font-weight-complex="bold"/>
    </style:style>
    <style:style style:name="P111" style:family="paragraph" style:parent-style-name="Standard">
      <style:paragraph-properties fo:text-align="justify" style:justify-single-word="false"/>
      <style:text-properties fo:font-size="8pt" fo:language="en" fo:country="US" fo:font-weight="normal" officeooo:rsid="002428e4" officeooo:paragraph-rsid="002428e4" style:font-size-asian="7pt" style:font-weight-asian="normal" style:font-size-complex="8pt" style:font-weight-complex="normal"/>
    </style:style>
    <style:style style:name="P112" style:family="paragraph" style:parent-style-name="Standard">
      <style:paragraph-properties fo:text-align="justify" style:justify-single-word="false"/>
      <style:text-properties fo:font-size="8pt" fo:language="en" fo:country="US" fo:font-weight="normal" officeooo:rsid="0025fc4c" officeooo:paragraph-rsid="0025fc4c" style:font-size-asian="7pt" style:font-weight-asian="normal" style:font-size-complex="8pt" style:font-weight-complex="normal"/>
    </style:style>
    <style:style style:name="P113" style:family="paragraph" style:parent-style-name="Standard">
      <style:paragraph-properties fo:text-align="justify" style:justify-single-word="false"/>
      <style:text-properties fo:font-size="8pt" fo:language="en" fo:country="US" fo:font-weight="normal" officeooo:rsid="0027981f" officeooo:paragraph-rsid="0027981f" style:font-size-asian="7pt" style:font-weight-asian="normal" style:font-size-complex="8pt" style:font-weight-complex="normal"/>
    </style:style>
    <style:style style:name="P114" style:family="paragraph" style:parent-style-name="Standard">
      <style:paragraph-properties fo:text-align="justify" style:justify-single-word="false"/>
      <style:text-properties fo:font-size="8pt" fo:language="en" fo:country="US" fo:font-weight="normal" officeooo:rsid="002ef3ea" officeooo:paragraph-rsid="0030b180" style:font-size-asian="7pt" style:font-weight-asian="normal" style:font-size-complex="8pt" style:font-weight-complex="normal"/>
    </style:style>
    <style:style style:name="P115" style:family="paragraph" style:parent-style-name="Standard">
      <style:paragraph-properties fo:text-align="justify" style:justify-single-word="false"/>
      <style:text-properties fo:font-size="8pt" fo:language="en" fo:country="US" fo:font-weight="normal" officeooo:rsid="00345513" officeooo:paragraph-rsid="00345513" style:font-size-asian="7pt" style:font-weight-asian="normal" style:font-size-complex="8pt" style:font-weight-complex="normal"/>
    </style:style>
    <style:style style:name="P116" style:family="paragraph" style:parent-style-name="Standard">
      <style:paragraph-properties fo:text-align="justify" style:justify-single-word="false"/>
      <style:text-properties fo:font-size="8pt" fo:language="en" fo:country="US" fo:font-weight="normal" officeooo:rsid="00359d95" officeooo:paragraph-rsid="00359d95" style:font-size-asian="7pt" style:font-weight-asian="normal" style:font-size-complex="8pt" style:font-weight-complex="normal"/>
    </style:style>
    <style:style style:name="P117" style:family="paragraph" style:parent-style-name="Standard">
      <style:paragraph-properties fo:text-align="justify" style:justify-single-word="false"/>
      <style:text-properties fo:font-size="8pt" fo:language="en" fo:country="US" fo:font-weight="normal" officeooo:rsid="0036b552" officeooo:paragraph-rsid="0036b552" style:font-size-asian="7pt" style:font-weight-asian="normal" style:font-size-complex="8pt" style:font-weight-complex="normal"/>
    </style:style>
    <style:style style:name="P118" style:family="paragraph" style:parent-style-name="Standard">
      <style:paragraph-properties fo:text-align="justify" style:justify-single-word="false"/>
      <style:text-properties fo:font-size="8pt" fo:language="en" fo:country="US" fo:font-weight="normal" officeooo:rsid="003f8f94" officeooo:paragraph-rsid="003f8f94" style:font-size-asian="7pt" style:font-weight-asian="normal" style:font-size-complex="8pt" style:font-weight-complex="normal"/>
    </style:style>
    <style:style style:name="P119" style:family="paragraph" style:parent-style-name="Standard">
      <style:paragraph-properties fo:text-align="justify" style:justify-single-word="false"/>
      <style:text-properties fo:font-size="8pt" fo:language="en" fo:country="US" fo:font-weight="normal" officeooo:rsid="00293b14" officeooo:paragraph-rsid="00293b14" style:font-size-asian="7pt" style:font-weight-asian="normal" style:font-size-complex="8pt" style:font-weight-complex="normal"/>
    </style:style>
    <style:style style:name="P120" style:family="paragraph" style:parent-style-name="Standard">
      <style:paragraph-properties fo:text-align="justify" style:justify-single-word="false"/>
      <style:text-properties fo:font-size="8pt" fo:language="en" fo:country="US" fo:font-weight="normal" officeooo:rsid="00464971" officeooo:paragraph-rsid="0047b394" style:font-size-asian="7pt" style:font-weight-asian="normal" style:font-size-complex="8pt" style:font-weight-complex="normal"/>
    </style:style>
    <style:style style:name="P121" style:family="paragraph" style:parent-style-name="Standard">
      <style:paragraph-properties fo:text-align="justify" style:justify-single-word="false"/>
      <style:text-properties fo:font-size="8pt" fo:language="en" fo:country="US" fo:font-weight="normal" officeooo:rsid="00464971" officeooo:paragraph-rsid="00464971" style:font-size-asian="7pt" style:font-weight-asian="normal" style:font-size-complex="8pt" style:font-weight-complex="normal"/>
    </style:style>
    <style:style style:name="P122" style:family="paragraph" style:parent-style-name="Standard">
      <style:paragraph-properties fo:text-align="justify" style:justify-single-word="false"/>
      <style:text-properties fo:font-size="8pt" fo:language="en" fo:country="US" officeooo:rsid="0015cc52" officeooo:paragraph-rsid="0015cc52" style:font-size-asian="7pt" style:font-size-complex="8pt"/>
    </style:style>
    <style:style style:name="P123" style:family="paragraph" style:parent-style-name="Standard">
      <style:text-properties fo:font-size="8pt" fo:language="en" fo:country="US" officeooo:rsid="0003ffb5" officeooo:paragraph-rsid="0007d639" style:font-size-asian="7pt" style:font-size-complex="8pt"/>
    </style:style>
    <style:style style:name="P124" style:family="paragraph" style:parent-style-name="Standard">
      <style:paragraph-properties fo:text-align="justify" style:justify-single-word="false"/>
      <style:text-properties fo:font-size="8pt" fo:language="en" fo:country="US" officeooo:rsid="0003ffb5" officeooo:paragraph-rsid="0007d639" style:font-size-asian="7pt" style:font-size-complex="8pt"/>
    </style:style>
    <style:style style:name="P125" style:family="paragraph" style:parent-style-name="Standard">
      <style:paragraph-properties fo:text-align="justify" style:justify-single-word="false"/>
      <style:text-properties fo:font-size="8pt" fo:language="en" fo:country="US" officeooo:rsid="00061f12" officeooo:paragraph-rsid="00061f12" style:font-size-asian="7pt" style:font-size-complex="8pt"/>
    </style:style>
    <style:style style:name="P126" style:family="paragraph" style:parent-style-name="Standard">
      <style:paragraph-properties fo:text-align="justify" style:justify-single-word="false"/>
      <style:text-properties fo:font-size="8pt" fo:language="en" fo:country="US" officeooo:rsid="0007d639" officeooo:paragraph-rsid="0007d639" style:font-size-asian="7pt" style:font-size-complex="8pt"/>
    </style:style>
    <style:style style:name="P127" style:family="paragraph" style:parent-style-name="Standard">
      <style:paragraph-properties fo:text-align="justify" style:justify-single-word="false"/>
      <style:text-properties fo:font-size="8pt" fo:language="en" fo:country="US" officeooo:rsid="0009a4c7" officeooo:paragraph-rsid="0009a4c7" style:font-size-asian="7pt" style:font-size-complex="8pt"/>
    </style:style>
    <style:style style:name="P128" style:family="paragraph" style:parent-style-name="Standard">
      <style:paragraph-properties fo:text-align="justify" style:justify-single-word="false"/>
      <style:text-properties fo:font-size="8pt" fo:language="en" fo:country="US" officeooo:rsid="001b3f67" officeooo:paragraph-rsid="0021e4f0" style:font-size-asian="7pt" style:font-size-complex="8pt"/>
    </style:style>
    <style:style style:name="P129" style:family="paragraph" style:parent-style-name="Standard">
      <style:paragraph-properties fo:text-align="justify" style:justify-single-word="false"/>
      <style:text-properties fo:font-size="8pt" officeooo:rsid="00182180" officeooo:paragraph-rsid="002ceb72" style:font-size-asian="7pt" style:font-size-complex="8pt"/>
    </style:style>
    <style:style style:name="P130" style:family="paragraph" style:parent-style-name="Standard">
      <style:paragraph-properties fo:text-align="justify" style:justify-single-word="false"/>
      <style:text-properties fo:font-size="8pt" officeooo:rsid="00199605" officeooo:paragraph-rsid="00199605" style:font-size-asian="7pt" style:font-size-complex="8pt"/>
    </style:style>
    <style:style style:name="P131" style:family="paragraph" style:parent-style-name="Standard">
      <style:paragraph-properties fo:text-align="justify" style:justify-single-word="false"/>
      <style:text-properties fo:font-size="8pt" officeooo:rsid="0017877c" officeooo:paragraph-rsid="0017877c" style:font-size-asian="7pt" style:font-size-complex="8pt"/>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dfc0a" officeooo:paragraph-rsid="004dfc0a"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dfc0a" officeooo:paragraph-rsid="004dfc0a"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a6d9" officeooo:paragraph-rsid="004ea6d9"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a6d9" officeooo:paragraph-rsid="004ea6d9"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d0eb" officeooo:paragraph-rsid="004ed0eb"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43871"/>
    </style:style>
    <style:style style:name="T2" style:family="text">
      <style:text-properties officeooo:rsid="00061f12"/>
    </style:style>
    <style:style style:name="T3" style:family="text">
      <style:text-properties officeooo:rsid="0007d639"/>
    </style:style>
    <style:style style:name="T4" style:family="text">
      <style:text-properties officeooo:rsid="0009a4c7"/>
    </style:style>
    <style:style style:name="T5" style:family="text">
      <style:text-properties officeooo:rsid="000b574c"/>
    </style:style>
    <style:style style:name="T6" style:family="text">
      <style:text-properties officeooo:rsid="00107a18"/>
    </style:style>
    <style:style style:name="T7" style:family="text">
      <style:text-properties officeooo:rsid="001240c2"/>
    </style:style>
    <style:style style:name="T8" style:family="text">
      <style:text-properties fo:language="en" fo:country="US"/>
    </style:style>
    <style:style style:name="T9" style:family="text">
      <style:text-properties fo:language="en" fo:country="US" officeooo:rsid="000cc8df"/>
    </style:style>
    <style:style style:name="T10" style:family="text">
      <style:text-properties fo:language="en" fo:country="US" officeooo:rsid="0015cc52"/>
    </style:style>
    <style:style style:name="T11" style:family="text">
      <style:text-properties fo:language="en" fo:country="US" officeooo:rsid="000e10da"/>
    </style:style>
    <style:style style:name="T12" style:family="text">
      <style:text-properties fo:language="en" fo:country="US" officeooo:rsid="0017877c"/>
    </style:style>
    <style:style style:name="T13" style:family="text">
      <style:text-properties fo:language="en" fo:country="US" officeooo:rsid="0018a5aa"/>
    </style:style>
    <style:style style:name="T14" style:family="text">
      <style:text-properties fo:language="en" fo:country="US" officeooo:rsid="00199605"/>
    </style:style>
    <style:style style:name="T15" style:family="text">
      <style:text-properties fo:language="en" fo:country="US" fo:font-weight="bold" style:font-weight-asian="bold" style:font-weight-complex="bold"/>
    </style:style>
    <style:style style:name="T16" style:family="text">
      <style:text-properties fo:language="en" fo:country="US" officeooo:rsid="001ada16"/>
    </style:style>
    <style:style style:name="T17" style:family="text">
      <style:text-properties fo:language="en" fo:country="US" officeooo:rsid="001b3f67"/>
    </style:style>
    <style:style style:name="T18" style:family="text">
      <style:text-properties fo:language="en" fo:country="US" officeooo:rsid="001c76ca"/>
    </style:style>
    <style:style style:name="T19" style:family="text">
      <style:text-properties fo:language="en" fo:country="US" fo:font-style="italic" officeooo:rsid="001c76ca" style:font-style-asian="italic" style:font-style-complex="italic"/>
    </style:style>
    <style:style style:name="T20" style:family="text">
      <style:text-properties fo:language="en" fo:country="US" fo:font-style="italic" officeooo:rsid="001d8cc3" style:font-style-asian="italic" style:font-style-complex="italic"/>
    </style:style>
    <style:style style:name="T21" style:family="text">
      <style:text-properties fo:language="en" fo:country="US" fo:font-style="italic" officeooo:rsid="001e28b4" style:font-style-asian="italic" style:font-style-complex="italic"/>
    </style:style>
    <style:style style:name="T22" style:family="text">
      <style:text-properties fo:language="en" fo:country="US" fo:font-style="italic" officeooo:rsid="001fef7e" style:font-style-asian="italic" style:font-style-complex="italic"/>
    </style:style>
    <style:style style:name="T23" style:family="text">
      <style:text-properties fo:language="en" fo:country="US" officeooo:rsid="001d8cc3"/>
    </style:style>
    <style:style style:name="T24" style:family="text">
      <style:text-properties fo:language="en" fo:country="US" officeooo:rsid="001e28b4"/>
    </style:style>
    <style:style style:name="T25" style:family="text">
      <style:text-properties fo:language="en" fo:country="US" officeooo:rsid="001fef7e"/>
    </style:style>
    <style:style style:name="T26" style:family="text">
      <style:text-properties fo:language="en" fo:country="US" officeooo:rsid="002138a5"/>
    </style:style>
    <style:style style:name="T27" style:family="text">
      <style:text-properties fo:language="en" fo:country="US" fo:font-style="normal" officeooo:rsid="001d8cc3" style:font-style-asian="normal" style:font-style-complex="normal"/>
    </style:style>
    <style:style style:name="T28" style:family="text">
      <style:text-properties fo:language="en" fo:country="US" fo:font-style="normal" officeooo:rsid="001c76ca" style:font-style-asian="normal" style:font-style-complex="normal"/>
    </style:style>
    <style:style style:name="T29" style:family="text">
      <style:text-properties fo:language="en" fo:country="US" officeooo:rsid="0021e4f0"/>
    </style:style>
    <style:style style:name="T30" style:family="text">
      <style:text-properties fo:language="en" fo:country="US" officeooo:rsid="00233155"/>
    </style:style>
    <style:style style:name="T31" style:family="text">
      <style:text-properties fo:language="en" fo:country="US" officeooo:rsid="002ceb72"/>
    </style:style>
    <style:style style:name="T32" style:family="text">
      <style:text-properties officeooo:rsid="0012e069"/>
    </style:style>
    <style:style style:name="T33" style:family="text">
      <style:text-properties officeooo:rsid="0013c9d0"/>
    </style:style>
    <style:style style:name="T34" style:family="text">
      <style:text-properties fo:font-style="italic" style:font-style-asian="italic" style:font-style-complex="italic"/>
    </style:style>
    <style:style style:name="T35" style:family="text">
      <style:text-properties fo:font-style="italic" officeooo:rsid="0012e069" style:font-style-asian="italic" style:font-style-complex="italic"/>
    </style:style>
    <style:style style:name="T36" style:family="text">
      <style:text-properties fo:font-style="italic" officeooo:rsid="0021e4f0" style:font-style-asian="italic" style:font-style-complex="italic"/>
    </style:style>
    <style:style style:name="T37" style:family="text">
      <style:text-properties officeooo:rsid="001404ab"/>
    </style:style>
    <style:style style:name="T38" style:family="text">
      <style:text-properties fo:font-weight="bold" style:font-weight-asian="bold" style:font-weight-complex="bold"/>
    </style:style>
    <style:style style:name="T39" style:family="text">
      <style:text-properties fo:font-weight="bold" officeooo:rsid="00148024" style:font-weight-asian="bold" style:font-weight-complex="bold"/>
    </style:style>
    <style:style style:name="T40" style:family="text">
      <style:text-properties fo:font-weight="bold" officeooo:rsid="0015cc52" style:font-weight-asian="bold" style:font-weight-complex="bold"/>
    </style:style>
    <style:style style:name="T41" style:family="text">
      <style:text-properties officeooo:rsid="00148024"/>
    </style:style>
    <style:style style:name="T42" style:family="text">
      <style:text-properties officeooo:rsid="0015c378"/>
    </style:style>
    <style:style style:name="T43" style:family="text">
      <style:text-properties fo:font-style="normal" style:font-style-asian="normal" style:font-style-complex="normal"/>
    </style:style>
    <style:style style:name="T44" style:family="text">
      <style:text-properties officeooo:rsid="0015cc52"/>
    </style:style>
    <style:style style:name="T45" style:family="text">
      <style:text-properties officeooo:rsid="0017877c"/>
    </style:style>
    <style:style style:name="T46" style:family="text">
      <style:text-properties style:font-name="Liberation Serif1" fo:language="en" fo:country="US" officeooo:rsid="0017877c" style:font-name-asian="Liberation Serif1" style:font-name-complex="Liberation Serif1"/>
    </style:style>
    <style:style style:name="T47" style:family="text">
      <style:text-properties style:font-name="Liberation Serif" fo:language="en" fo:country="US" officeooo:rsid="0017877c" style:font-name-asian="Noto Serif CJK SC" style:font-name-complex="Lohit Devanagari"/>
    </style:style>
    <style:style style:name="T48" style:family="text">
      <style:text-properties officeooo:rsid="001b3f67"/>
    </style:style>
    <style:style style:name="T49" style:family="text">
      <style:text-properties style:font-name="QTBlackForest" fo:font-size="18pt" fo:font-weight="bold" style:font-size-asian="18pt" style:font-weight-asian="bold" style:font-size-complex="18pt" style:font-weight-complex="bold"/>
    </style:style>
    <style:style style:name="T50" style:family="text">
      <style:text-properties style:font-name="QTBlackForest" fo:font-size="18pt" fo:font-weight="bold" officeooo:rsid="001b3f67" style:font-size-asian="18pt" style:font-weight-asian="bold" style:font-size-complex="18pt" style:font-weight-complex="bold"/>
    </style:style>
    <style:style style:name="T51" style:family="text">
      <style:text-properties style:font-name="QTBlackForest" fo:font-size="18pt" fo:font-weight="bold" officeooo:rsid="00233155" style:font-size-asian="18pt" style:font-weight-asian="bold" style:font-size-complex="18pt" style:font-weight-complex="bold"/>
    </style:style>
    <style:style style:name="T52" style:family="text">
      <style:text-properties style:font-name="QTBlackForest" fo:font-size="18pt" fo:font-weight="bold" officeooo:rsid="002428e4" style:font-size-asian="18pt" style:font-weight-asian="bold" style:font-size-complex="18pt" style:font-weight-complex="bold"/>
    </style:style>
    <style:style style:name="T53" style:family="text">
      <style:text-properties style:font-name="QTBlackForest" fo:font-size="18pt" fo:font-weight="bold" officeooo:rsid="0025fc4c" style:font-size-asian="18pt" style:font-weight-asian="bold" style:font-size-complex="18pt" style:font-weight-complex="bold"/>
    </style:style>
    <style:style style:name="T54" style:family="text">
      <style:text-properties style:font-name="QTBlackForest" fo:font-size="18pt" fo:font-weight="bold" officeooo:rsid="002ef3ea" style:font-size-asian="18pt" style:font-weight-asian="bold" style:font-size-complex="18pt" style:font-weight-complex="bold"/>
    </style:style>
    <style:style style:name="T55" style:family="text">
      <style:text-properties style:font-name="QTBlackForest" fo:font-size="18pt" fo:font-weight="bold" officeooo:rsid="0037a6e6" style:font-size-asian="18pt" style:font-weight-asian="bold" style:font-size-complex="18pt" style:font-weight-complex="bold"/>
    </style:style>
    <style:style style:name="T56" style:family="text">
      <style:text-properties style:font-name="QTBlackForest" fo:font-size="18pt" fo:font-weight="bold" officeooo:rsid="00388840" style:font-size-asian="18pt" style:font-weight-asian="bold" style:font-size-complex="18pt" style:font-weight-complex="bold"/>
    </style:style>
    <style:style style:name="T57" style:family="text">
      <style:text-properties officeooo:rsid="002138a5"/>
    </style:style>
    <style:style style:name="T58" style:family="text">
      <style:text-properties officeooo:rsid="0021e4f0"/>
    </style:style>
    <style:style style:name="T59" style:family="text">
      <style:text-properties style:font-name="Liberation Serif"/>
    </style:style>
    <style:style style:name="T60" style:family="text">
      <style:text-properties style:font-name="Liberation Serif" fo:font-weight="bold" style:font-weight-asian="bold" style:font-weight-complex="bold"/>
    </style:style>
    <style:style style:name="T61" style:family="text">
      <style:text-properties style:font-name="Liberation Serif" fo:font-weight="bold" officeooo:rsid="001b3f67" style:font-weight-asian="bold" style:font-weight-complex="bold"/>
    </style:style>
    <style:style style:name="T62" style:family="text">
      <style:text-properties style:font-name="Liberation Serif" officeooo:rsid="001b3f67"/>
    </style:style>
    <style:style style:name="T63" style:family="text">
      <style:text-properties style:font-name="Liberation Serif" officeooo:rsid="0018a5aa"/>
    </style:style>
    <style:style style:name="T64" style:family="text">
      <style:text-properties style:font-name="Liberation Serif" officeooo:rsid="00199605"/>
    </style:style>
    <style:style style:name="T65" style:family="text">
      <style:text-properties style:font-name="Liberation Serif" officeooo:rsid="002428e4"/>
    </style:style>
    <style:style style:name="T66" style:family="text">
      <style:text-properties style:font-name="Liberation Serif" officeooo:rsid="0027981f"/>
    </style:style>
    <style:style style:name="T67" style:family="text">
      <style:text-properties style:font-name="Liberation Serif" officeooo:rsid="00293b14"/>
    </style:style>
    <style:style style:name="T68" style:family="text">
      <style:text-properties style:font-name="Liberation Serif" officeooo:rsid="0009a4c7"/>
    </style:style>
    <style:style style:name="T69" style:family="text">
      <style:text-properties style:font-name="Liberation Serif" officeooo:rsid="000b574c"/>
    </style:style>
    <style:style style:name="T70" style:family="text">
      <style:text-properties style:font-name="Liberation Serif" officeooo:rsid="002ef3ea"/>
    </style:style>
    <style:style style:name="T71" style:family="text">
      <style:text-properties style:font-name="Liberation Serif" officeooo:rsid="002ef2f9"/>
    </style:style>
    <style:style style:name="T72" style:family="text">
      <style:text-properties style:font-name="Liberation Serif" officeooo:rsid="0030b180"/>
    </style:style>
    <style:style style:name="T73" style:family="text">
      <style:text-properties style:font-name="Liberation Serif" officeooo:rsid="00328a68"/>
    </style:style>
    <style:style style:name="T74" style:family="text">
      <style:text-properties style:font-name="Liberation Serif" officeooo:rsid="0032c248"/>
    </style:style>
    <style:style style:name="T75" style:family="text">
      <style:text-properties style:font-name="Liberation Serif" officeooo:rsid="00359d95"/>
    </style:style>
    <style:style style:name="T76" style:family="text">
      <style:text-properties style:font-name="Liberation Serif" fo:font-style="italic" style:font-style-asian="italic" style:font-style-complex="italic"/>
    </style:style>
    <style:style style:name="T77" style:family="text">
      <style:text-properties style:font-name="Liberation Serif" fo:font-style="italic" officeooo:rsid="0047b394" style:font-style-asian="italic" style:font-style-complex="italic"/>
    </style:style>
    <style:style style:name="T78" style:family="text">
      <style:text-properties style:font-name="Liberation Serif" fo:font-style="italic" officeooo:rsid="00496438" style:font-style-asian="italic" style:font-style-complex="italic"/>
    </style:style>
    <style:style style:name="T79" style:family="text">
      <style:text-properties style:font-name="Liberation Serif" fo:font-style="italic" officeooo:rsid="004ab2a1" style:font-style-asian="italic" style:font-style-complex="italic"/>
    </style:style>
    <style:style style:name="T80" style:family="text">
      <style:text-properties style:font-name="Liberation Serif" officeooo:rsid="0036b552"/>
    </style:style>
    <style:style style:name="T81" style:family="text">
      <style:text-properties style:font-name="Liberation Serif" fo:font-weight="normal" officeooo:rsid="003e0478" style:font-weight-asian="normal" style:font-weight-complex="normal"/>
    </style:style>
    <style:style style:name="T82" style:family="text">
      <style:text-properties style:font-name="Liberation Serif" officeooo:rsid="00388840"/>
    </style:style>
    <style:style style:name="T83" style:family="text">
      <style:text-properties style:font-name="Liberation Serif" officeooo:rsid="0039dd99"/>
    </style:style>
    <style:style style:name="T84" style:family="text">
      <style:text-properties style:font-name="Liberation Serif" officeooo:rsid="003b5a68"/>
    </style:style>
    <style:style style:name="T85" style:family="text">
      <style:text-properties style:font-name="Liberation Serif" officeooo:rsid="003e0478"/>
    </style:style>
    <style:style style:name="T86" style:family="text">
      <style:text-properties style:font-name="Liberation Serif" officeooo:rsid="003f0de1"/>
    </style:style>
    <style:style style:name="T87" style:family="text">
      <style:text-properties style:font-name="Liberation Serif" fo:font-size="12pt" fo:font-weight="normal" officeooo:rsid="003c8b10" style:font-size-asian="10.5pt" style:font-weight-asian="normal" style:font-size-complex="12pt" style:font-weight-complex="normal"/>
    </style:style>
    <style:style style:name="T88" style:family="text">
      <style:text-properties style:font-name="Liberation Serif" officeooo:rsid="0040e2ac"/>
    </style:style>
    <style:style style:name="T89" style:family="text">
      <style:text-properties style:font-name="Liberation Serif" officeooo:rsid="00420af8"/>
    </style:style>
    <style:style style:name="T90" style:family="text">
      <style:text-properties style:font-name="Liberation Serif" officeooo:rsid="00233155"/>
    </style:style>
    <style:style style:name="T91" style:family="text">
      <style:text-properties style:font-name="Liberation Serif" officeooo:rsid="00464971"/>
    </style:style>
    <style:style style:name="T92" style:family="text">
      <style:text-properties style:font-name="Liberation Serif" officeooo:rsid="0047b394"/>
    </style:style>
    <style:style style:name="T93" style:family="text">
      <style:text-properties style:font-name="Liberation Serif" officeooo:rsid="00496438"/>
    </style:style>
    <style:style style:name="T94" style:family="text">
      <style:text-properties style:font-name="Liberation Serif" fo:font-style="normal" style:font-style-asian="normal" style:font-style-complex="normal"/>
    </style:style>
    <style:style style:name="T95" style:family="text">
      <style:text-properties style:font-name="Liberation Serif" fo:font-style="normal" officeooo:rsid="00496438" style:font-style-asian="normal" style:font-style-complex="normal"/>
    </style:style>
    <style:style style:name="T96" style:family="text">
      <style:text-properties style:font-name="Liberation Serif" fo:font-style="normal" officeooo:rsid="004ab2a1" style:font-style-asian="normal" style:font-style-complex="normal"/>
    </style:style>
    <style:style style:name="T97" style:family="text">
      <style:text-properties style:font-name="Liberation Serif" fo:font-style="normal" officeooo:rsid="004ea6d9" style:font-style-asian="normal" style:font-style-complex="normal"/>
    </style:style>
    <style:style style:name="T98" style:family="text">
      <style:text-properties style:font-name="Liberation Serif" officeooo:rsid="004ab2a1"/>
    </style:style>
    <style:style style:name="T99" style:family="text">
      <style:text-properties style:font-name="Liberation Serif" officeooo:rsid="004c47f5"/>
    </style:style>
    <style:style style:name="T100" style:family="text">
      <style:text-properties style:font-name="Liberation Serif" officeooo:rsid="004cd63c"/>
    </style:style>
    <style:style style:name="T101" style:family="text">
      <style:text-properties style:font-name="Liberation Serif" officeooo:rsid="004ea6d9"/>
    </style:style>
    <style:style style:name="T102" style:family="text">
      <style:text-properties style:font-name="Liberation Serif" officeooo:rsid="004fac69"/>
    </style:style>
    <style:style style:name="T103" style:family="text">
      <style:text-properties style:font-name="Liberation Serif" officeooo:rsid="0050a0c2"/>
    </style:style>
    <style:style style:name="T104" style:family="text">
      <style:text-properties officeooo:rsid="00293b14"/>
    </style:style>
    <style:style style:name="T105" style:family="text">
      <style:text-properties officeooo:rsid="002a5593"/>
    </style:style>
    <style:style style:name="T106" style:family="text">
      <style:text-properties officeooo:rsid="002c07f7"/>
    </style:style>
    <style:style style:name="T107" style:family="text">
      <style:text-properties officeooo:rsid="002ceb72"/>
    </style:style>
    <style:style style:name="T108" style:family="text">
      <style:text-properties officeooo:rsid="004ed0e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span text:style-name="T3">1. </text:span><text:span text:style-name="T37">The </text:span>Backstory</text:p>
      <text:p text:style-name="P37"/>
      <text:p text:style-name="P1">The <text:span text:style-name="T7">sudden death of the </text:span><text:span text:style-name="T6">arch</text:span>mage Grandlin, who ruled the Empire for many decades, has <text:span text:style-name="T7">ignited a power struggle among his heirs,</text:span> <text:span text:style-name="T1">t</text:span>he Lords and Ladies of the <text:span text:style-name="T33">r</text:span>ealm, <text:span text:style-name="T33">all</text:span> vying to succeed him.</text:p>
      <text:p text:style-name="P123"/>
      <text:p text:style-name="P6">To <text:span text:style-name="T1">identify</text:span> the <text:span text:style-name="T7">most competent </text:span>successor, Grandlin hid <text:span text:style-name="T1">the </text:span><text:span text:style-name="T7">Empire’s </text:span><text:span text:style-name="T1">insignia of power (</text:span><text:span text:style-name="T2">Crown</text:span><text:span text:style-name="T3">s</text:span><text:span text:style-name="T2">, Goblet</text:span><text:span text:style-name="T3">s</text:span><text:span text:style-name="T2"> and Orb</text:span><text:span text:style-name="T3">s</text:span><text:span text:style-name="T1">) throughout the realm and</text:span> required that his successor <text:span text:style-name="T1">be the first to discover a certain number of these treasures and </text:span><text:span text:style-name="T7">to secure</text:span><text:span text:style-name="T1"> them </text:span><text:span text:style-name="T7">in</text:span><text:span text:style-name="T1"> their own castle. <text:s/>Grandlin reasoned </text:span><text:span text:style-name="T4">that such a test </text:span><text:span text:style-name="T1">would </text:span><text:span text:style-name="T7">ensure the stability of the Empire: H</text:span><text:span text:style-name="T4">aving </text:span><text:span text:style-name="T32">secured</text:span><text:span text:style-name="T4"> their treasures </text:span><text:span text:style-name="T32">against all would-be thieves</text:span><text:span text:style-name="T4">, his successor </text:span><text:span text:style-name="T33">would be competent enough to</text:span><text:span text:style-name="T32"> secure </text:span><text:span text:style-name="T1">the throne.</text:span></text:p>
      <text:p text:style-name="P124"/>
      <text:p text:style-name="P8">The fight for supremacy can be dangerous, <text:span text:style-name="T33">and</text:span> the Lords and Ladies <text:span text:style-name="T32">do not </text:span><text:span text:style-name="T33">leave their castles</text:span><text:span text:style-name="T32">. <text:s/>Instead each sends their most loyal Henchman to search for the insignia of power </text:span><text:span text:style-name="T35">by any means necessary</text:span><text:span text:style-name="T32">. <text:s/>Nevertheless the Lords and Ladies have influence throughout the Empire and can assist their Henchman through </text:span><text:span text:style-name="T33">powerful </text:span><text:span text:style-name="T32">spells </text:span><text:span text:style-name="T33">or the gift of items or special services, once per day. </text:span></text:p>
      <text:p text:style-name="P5"/>
      <text:p text:style-name="P52"><text:span text:style-name="T3">2. </text:span>Overview</text:p>
      <text:p text:style-name="P37"/>
      <text:p text:style-name="P2"><text:span text:style-name="T33">XXXX</text:span> is a challenging strategy game for 2<text:span text:style-name="T37">–</text:span>4 players from age 10 upwards. <text:s/>The goal of the game is to discover <text:span text:style-name="T37">treasures (Goblets, Orbs and Crowns) </text:span>hidden throughout the board and to return them successfully to the player’s castle. <text:s/><text:span text:style-name="T33">The numbers and types of treasures </text:span><text:span text:style-name="T37">need</text:span><text:span text:style-name="T33">ed to win the game is decided by the players themselves, which lets them adjust the length and complexity of the game.</text:span></text:p>
      <text:p text:style-name="P125"/>
      <text:p text:style-name="P3">Each player takes the role of a Lord or Lady, who sends their loyal Henchman (a pawn) throughout the board, <text:span text:style-name="T2">to </text:span><text:span text:style-name="T37">find the hidden</text:span><text:span text:style-name="T2"> treasures and bring them safely back to their castle. <text:s/></text:span><text:span text:style-name="T37">The player can also</text:span> cast spells or alter the terrain of the board <text:span text:style-name="T2">to favor their own Henchman or to thwart other</text:span><text:span text:style-name="T37">s</text:span><text:span text:style-name="T2">. <text:s/></text:span>As a result<text:span text:style-name="T2">, the board becomes ever more complex </text:span><text:span text:style-name="T37">in the course of</text:span><text:span text:style-name="T2"> the game; </text:span>each game is unique.</text:p>
      <text:p text:style-name="P126"/>
      <text:p text:style-name="P3">The playing time 1<text:span text:style-name="T37">–</text:span>5 hours, depending on the condition<text:span text:style-name="T37">s</text:span> for winning <text:span text:style-name="T37">decided by </text:span>the players.</text:p>
      <text:p text:style-name="P7"/>
      <text:p text:style-name="P55"><text:span text:style-name="T38">3. </text:span><text:span text:style-name="T39">Who Wins? </text:span><text:span text:style-name="T38">C</text:span><text:span text:style-name="T39">hoosing the c</text:span><text:span text:style-name="T38">onditions</text:span></text:p>
      <text:p text:style-name="P25"/>
      <text:p text:style-name="P4">Before starting the game, the players should agree on the number and types of treasures that <text:span text:style-name="T41">the winning</text:span> player must <text:span text:style-name="T41">secure in</text:span> their castle. <text:s/>A good choice for beginners and younger players would be: two treasures <text:span text:style-name="T5">of any type (</text:span>Crown, Goblet <text:span text:style-name="T5">or</text:span> Orb<text:span text:style-name="T5">)</text:span>. <text:s/><text:span text:style-name="T42">The </text:span><text:span text:style-name="T104">game is shorter and simple</text:span><text:span text:style-name="T106">r</text:span><text:span text:style-name="T104"> then; the </text:span><text:span text:style-name="T42">element of chance </text:span><text:span text:style-name="T104">and surprises </text:span><text:span text:style-name="T42">is higher </text:span><text:span text:style-name="T104">and </text:span><text:span text:style-name="T42">the role of strategy is reduced.</text:span></text:p>
      <text:p text:style-name="P127"/>
      <text:p text:style-name="P20"><text:span text:style-name="T104">T</text:span>he game becomes <text:span text:style-name="T106">ever deeper and </text:span>more strategic <text:span text:style-name="T106">as</text:span> the <text:span text:style-name="T43">number </text:span>of <text:span text:style-name="T105">players and </text:span>treasures is <text:span text:style-name="T106">increased</text:span>. <text:s/>A good rule of thumb is to divide <text:span text:style-name="T106">the number of treasure cards (</text:span>12<text:span text:style-name="T106">)</text:span> by the number of players: 6 treasures <text:span text:style-name="T105">to win </text:span>for two players, 4 treasures for <text:span text:style-name="T105">three</text:span> players and 3 treasures for four players. <text:s/><text:span text:style-name="T106">Players are invited to experiment and find the winning conditions that suit them best!</text:span></text:p>
      <text:p text:style-name="P127"/>
      <text:p text:style-name="P21"><text:span text:style-name="T106">An interesting variant is to define </text:span>the <text:span text:style-name="T34">types</text:span> of treasures <text:span text:style-name="T42">needed for winning</text:span>. <text:s/>For example, the players might require that one <text:span text:style-name="T105">treasure </text:span>of each type (Crown, Goblet and Orb) <text:span text:style-name="T106">be secured or three treaures of the same type (e.g., three Crowns).</text:span></text:p>
      <text:p text:style-name="P4"/>
      <text:p text:style-name="P53"/>
      <text:p text:style-name="P54">4. <text:span text:style-name="T107">Unpacking and </text:span>Preparation</text:p>
      <text:p text:style-name="P39"/>
      <text:p text:style-name="P18">The first time you play <text:span text:style-name="T48">THEGAMENAME</text:span> requires a bit of extra <text:span text:style-name="T45">preparation</text:span>. <text:s/>But it should go easily; just follow the instructions below!</text:p>
      <text:p text:style-name="P122"/>
      <text:p text:style-name="P10"><text:span text:style-name="T40">First</text:span><text:span text:style-name="T44">, p</text:span>lease check the game for completeness. <text:s/>You should have:</text:p>
      <text:p text:style-name="P40"/>
      <text:list xml:id="list2578834556" text:style-name="L1">
        <text:list-item>
          <text:p text:style-name="P22"><text:span text:style-name="T9">the box </text:span><text:span text:style-name="T12">it came in </text:span><text:span text:style-name="T9">(you’ll need both the bottom and the top </text:span><text:span text:style-name="T12">for playing</text:span><text:span text:style-name="T9">!); </text:span></text:p>
        </text:list-item>
        <text:list-item>
          <text:p text:style-name="P22"><text:span text:style-name="T9">the playing board;</text:span></text:p>
        </text:list-item>
        <text:list-item>
          <text:p text:style-name="P22"><text:span text:style-name="T9">two thick, </text:span><text:span text:style-name="T12">grey </text:span><text:span text:style-name="T9">cardboard strips (the “ridges”);</text:span></text:p>
        </text:list-item>
        <text:list-item>
          <text:p text:style-name="P23"><text:span text:style-name="T9">two </text:span><text:span text:style-name="T10">thin, </text:span><text:span text:style-name="T12">white</text:span><text:span text:style-name="T10"> cardboard sheets</text:span><text:span text:style-name="T9"> </text:span><text:span text:style-name="T10">(</text:span><text:span text:style-name="T12">10</text:span><text:span text:style-name="T46">″</text:span><text:span text:style-name="T47">x23</text:span><text:span text:style-name="T46">″</text:span><text:span text:style-name="T10">) </text:span><text:span text:style-name="T9">with </text:span><text:span text:style-name="T10">19 </text:span><text:span text:style-name="T9">creases </text:span><text:span text:style-name="T10">for fan-folding </text:span><text:span text:style-name="T11">(with three sl</text:span><text:span text:style-name="T10">o</text:span><text:span text:style-name="T11">ts);</text:span></text:p>
        </text:list-item>
        <text:list-item>
          <text:p text:style-name="P56"><text:span text:style-name="T9">f</text:span><text:span text:style-name="T8">our meeples (pawns) and four dice, colored red, yellow, green and blue; and</text:span></text:p>
        </text:list-item>
        <text:list-item>
          <text:p text:style-name="P56"><text:span text:style-name="T8">18 white plastic flags.</text:span></text:p>
        </text:list-item>
      </text:list>
      <text:p text:style-name="P48"><text:span text:style-name="T8"/></text:p>
      <text:p text:style-name="P58"><text:span text:style-name="T14">The flags and the meeples </text:span><text:span text:style-name="T31">(pawns) </text:span><text:span text:style-name="T14">are each in a drawstring-bag for convenience. <text:s/></text:span></text:p>
      <text:p text:style-name="P129"><text:span text:style-name="T14"/></text:p>
      <text:p text:style-name="P58"><text:span text:style-name="T8">The game should also include this manual, a sheet with examples of combat, </text:span><text:span text:style-name="T13">and several types of cards </text:span><text:span text:style-name="T14">of</text:span><text:span text:style-name="T13"> increasing size:</text:span></text:p>
      <text:p text:style-name="P49"><text:span text:style-name="T13"/></text:p>
      <text:list xml:id="list3595095700" text:style-name="L2">
        <text:list-item>
          <text:p text:style-name="P59"><text:span text:style-name="T8">122 playing cards (with the running red knight on the back) plus 2 blank cards;</text:span></text:p>
        </text:list-item>
        <text:list-item>
          <text:p text:style-name="P59"><text:span text:style-name="T8">12 golden-brown treasure cards (4 Crowns, 4 Goblets, 4 Orbs);</text:span></text:p>
        </text:list-item>
        <text:list-item>
          <text:p text:style-name="P59"><text:span text:style-name="T8">4 status cards (with the red X and the –1) to track penalties during the game;</text:span></text:p>
        </text:list-item>
        <text:list-item>
          <text:p text:style-name="P59"><text:span text:style-name="T8">4 „cheatsheet“ cards, one for each player, with a short summary of the rules; and</text:span></text:p>
        </text:list-item>
        <text:list-item>
          <text:p text:style-name="P59"><text:span text:style-name="T8">4 cards </text:span><text:span text:style-name="T14">for the </text:span><text:span text:style-name="T30">C</text:span><text:span text:style-name="T14">ity (Training, Healing, Smithy and Tavern).</text:span></text:p>
        </text:list-item>
      </text:list>
      <text:p text:style-name="P50"><text:span text:style-name="T14"/></text:p>
      <text:p text:style-name="P61"><text:span text:style-name="T8">Altogether there should be 148 cards, also in their own drawstring-bag.</text:span></text:p>
      <text:p text:style-name="P130"><text:span text:style-name="T8"/></text:p>
      <text:p text:style-name="P57"><text:span text:style-name="T15">Second</text:span><text:span text:style-name="T8">, </text:span><text:span text:style-name="T14">please attach the stickers for Health (green heart), Strength (red fist), Weapons (blue swords) and Money (bag of gold) to the white plastic flags. <text:s/>Please make sure that both sides of a flag have the same sticker!</text:span></text:p>
      <text:p text:style-name="P131"><text:span text:style-name="T14"/></text:p>
      <text:p text:style-name="P61"><text:span text:style-name="T15">Lastly</text:span><text:span text:style-name="T8">, fan-fold the </text:span><text:span text:style-name="T23">two </text:span><text:span text:style-name="T8">long </text:span><text:span text:style-name="T10">(</text:span><text:span text:style-name="T12">10</text:span><text:span text:style-name="T46">″</text:span><text:span text:style-name="T47">x23</text:span><text:span text:style-name="T46">″</text:span><text:span text:style-name="T10">), </text:span><text:span text:style-name="T8">white thin cardboard sheets </text:span><text:span text:style-name="T16">along their 19 creases. <text:s/>These sheets will hold cards that are „hidden“ on the playing field. </text:span></text:p>
      <text:p text:style-name="P9"/>
      <text:p text:style-name="P11"><text:span text:style-name="T50">5</text:span><text:span text:style-name="T49">. </text:span><text:span text:style-name="T51">Building</text:span><text:span text:style-name="T50"> the playing board</text:span></text:p>
      <text:p text:style-name="P41"/>
      <text:p text:style-name="P19"><text:span text:style-name="T58">Much of the fun and strategy of the THEGAMENAME game lies in the cards hidden throughout the playing field. <text:s/>C</text:span><text:span text:style-name="T57">ards can be hidden on every playing square, by dropping them through the slot </text:span><text:span text:style-name="T58">on the playing square. To catch and hold the cards dropped through the slots, we need to build a structure </text:span><text:span text:style-name="T36">below</text:span><text:span text:style-name="T58"> the playing board; for this purpose we use the box (in which the game arrived), the two fan-folded sheets and the two thick cardboard strips.</text:span></text:p>
      <text:p text:style-name="P128"/>
      <text:p text:style-name="P19"><text:span text:style-name="T107">H</text:span>ere’s how to set up the board for playing:</text:p>
      <text:p text:style-name="P47"/>
      <text:list xml:id="list2342443687" text:style-name="L3">
        <text:list-item>
          <text:p text:style-name="P24"><text:span text:style-name="T17">Place the top and bottom of the box, empty and open side up, next to each other </text:span><text:span text:style-name="T29">on the gaming table</text:span><text:span text:style-name="T17">. <text:s/></text:span><text:span text:style-name="T20">You’ll note that t</text:span><text:span text:style-name="T19">he box-top is slight</text:span><text:span text:style-name="T20">ly</text:span><text:span text:style-name="T19"> wider and longer than the box-bottom.</text:span></text:p>
        </text:list-item>
        <text:list-item>
          <text:p text:style-name="P62"><text:span text:style-name="T8">Put the fan-folded cardboard sheets into the box-</text:span><text:span text:style-name="T18">top and -</text:span><text:span text:style-name="T8">bottom. <text:s/></text:span><text:span text:style-name="T19">You’ll notice that one sheet is slightly wider than the other</text:span><text:span text:style-name="T28">;</text:span><text:span text:style-name="T18"> place the wider sheet into the box-top and the narrower sheet into the box-bottom, </text:span><text:span text:style-name="T23">so that</text:span><text:span text:style-name="T18"> they both fit </text:span><text:span text:style-name="T23">and </text:span><text:span text:style-name="T30">are spread out evenly</text:span><text:span text:style-name="T18">. <text:s/>The three slots in the sheets should </text:span><text:span text:style-name="T19">not</text:span><text:span text:style-name="T18"> be nearer </text:span><text:span text:style-name="T23">to </text:span><text:span text:style-name="T18">the middle between the two boxes, but </text:span><text:span text:style-name="T23">rather closer </text:span><text:span text:style-name="T18">to the outside </text:span><text:span text:style-name="T30">edges</text:span><text:span text:style-name="T18">. <text:s/>The folds of the slots should point up.</text:span></text:p>
        </text:list-item>
        <text:list-item>
          <text:p text:style-name="P63"><text:span text:style-name="T8">Insert the grey, thick cardboard </text:span><text:span text:style-name="T25">strips (the </text:span><text:span text:style-name="T8">ridges</text:span><text:span text:style-name="T25">)</text:span><text:span text:style-name="T8"> </text:span><text:span text:style-name="T25">vertically </text:span><text:span text:style-name="T8">into the slots </text:span><text:span text:style-name="T25">of the fanfolded sheets. <text:s/></text:span><text:span text:style-name="T21">You’ll note that </text:span><text:span text:style-name="T20">one cardboard </text:span><text:span text:style-name="T22">strip</text:span><text:span text:style-name="T20"> is slightly longer than the other</text:span><text:span text:style-name="T27">;</text:span><text:span text:style-name="T23"> </text:span><text:span text:style-name="T24">place the longer cardboard </text:span><text:span text:style-name="T25">strip</text:span><text:span text:style-name="T24"> in the bo</text:span><text:span text:style-name="T26">x</text:span><text:span text:style-name="T24">-top and the shorter one in the box-bottom</text:span><text:span text:style-name="T25">,</text:span><text:span text:style-name="T8"> </text:span><text:span text:style-name="T25">so that the </text:span><text:span text:style-name="T26"><text:s/></text:span><text:span text:style-name="T25">zigzag </text:span><text:span text:style-name="T26">edg</text:span><text:span text:style-name="T25">e of the cardboard strip points down and matches the fan-folding. <text:s/></text:span><text:span text:style-name="T26">The opposite edge has two „pegs“ that should stick up; the playing board will lock onto these pegs. </text:span><text:span text:style-name="T25"><text:s/></text:span><text:span text:style-name="T8"><text:s/></text:span></text:p>
        </text:list-item>
        <text:list-item>
          <text:p text:style-name="P64"><text:soft-page-break/><text:span text:style-name="T8">Unfold the </text:span><text:span text:style-name="T26">playing </text:span><text:span text:style-name="T8">board. <text:s/></text:span><text:span text:style-name="T22">You’ll notice four circular holes, each hole two playing squares away from a corner of the board.</text:span><text:span text:style-name="T25"> <text:s/></text:span><text:span text:style-name="T26">Fit the playing board onto the two boxes, so that the pegs of the cardboard strips pass through the circular holes.</text:span></text:p>
        </text:list-item>
      </text:list>
      <text:p text:style-name="P51"><text:span text:style-name="T26"/></text:p>
      <text:p text:style-name="P65"><text:span text:style-name="T26">Y</text:span><text:span text:style-name="T8">our playing board should now be sturdy and ready for play!</text:span></text:p>
      <text:p text:style-name="P65"><text:span text:style-name="T8"/></text:p>
      <text:p text:style-name="P12"><text:span text:style-name="T52">6</text:span><text:span text:style-name="T49">. </text:span><text:span text:style-name="T52">Preparing the cards for play</text:span></text:p>
      <text:p text:style-name="P42"><text:span text:style-name="T61"/></text:p>
      <text:p text:style-name="P68"><text:span text:style-name="T62">I</text:span><text:span text:style-name="T59">f you haven’t already, remove the two blank cards from the decks of playing cards (those with the running red knight on the back). <text:s/>The blank cards are for your own ideas to add to the game!</text:span></text:p>
      <text:p text:style-name="P111"><text:span text:style-name="T59"/></text:p>
      <text:p text:style-name="P68"><text:span text:style-name="T59">Shuffle the remaining 122 playing cards and place them upside-down as a draw-pile which all players can easily reach. <text:s/>Set aside a space for a discard pile as well.</text:span></text:p>
      <text:p text:style-name="P111"><text:span text:style-name="T59"/></text:p>
      <text:p text:style-name="P68"><text:span text:style-name="T62">S</text:span><text:span text:style-name="T59">huffle the 12 treasure cards (the Crowns, Orbs and Goblets) and place them as a separate deck upside-down on the table. <text:s/></text:span></text:p>
      <text:p text:style-name="P111"><text:span text:style-name="T62"/></text:p>
      <text:p text:style-name="P67"><text:span text:style-name="T62">I</text:span><text:span text:style-name="T59">n the very center of the playing board is the City with four playing squares and four slots for hiding cards. <text:s/>Place the four City cards (</text:span><text:span text:style-name="T64">Training, Healing, Smithy and Tavern</text:span><text:span text:style-name="T59">). <text:s/>The four colors of the cards (red, yellow, green and blue) </text:span><text:span text:style-name="T65">should </text:span><text:span text:style-name="T59">match the four colors of the </text:span><text:span text:style-name="T65">City </text:span><text:span text:style-name="T59">towers. <text:s/></text:span><text:span text:style-name="T65">For example, the green card (Healing) should go into the slot next to the green City tower.</text:span></text:p>
      <text:p text:style-name="P67"><text:span text:style-name="T65"/></text:p>
      <text:p text:style-name="P13"><text:span text:style-name="T53">7</text:span><text:span text:style-name="T49">. </text:span><text:span text:style-name="T53">Starting the game</text:span></text:p>
      <text:p text:style-name="P43"><text:span text:style-name="T61"/></text:p>
      <text:p text:style-name="P69"><text:span text:style-name="T62">T</text:span><text:span text:style-name="T59">he board has 100 playing squares, labeled A–J along the long axis and 0–9 along the short axis. <text:s/>The four squares in the center (E–F,4–5) form the City, a kind of safe haven for all the Henchmen. <text:s/>The four corners of the playing board (A0, A9, J0 and J9) are the home castles of the players, whose towers are red, blue, green and yellow, respectively. <text:s/>If there are fewer than 4 players, some castles will remain unoccupied. <text:s/></text:span></text:p>
      <text:p text:style-name="P112"><text:span text:style-name="T59"/></text:p>
      <text:p text:style-name="P69"><text:span text:style-name="T59">At the start of the game, each player chooses one of the four colors (red, blue, green and yellow) and places the meeple </text:span><text:span text:style-name="T66">(pawn) </text:span><text:span text:style-name="T59">of that color in their home castle. <text:s/></text:span><text:span text:style-name="T66">This pawn represents their Henchman, whom they will send around the board in search of the hidden treasures. <text:s/></text:span><text:span text:style-name="T59">The players also receive </text:span><text:span text:style-name="T66">a six-sided die</text:span><text:span text:style-name="T59"> of the chosen </text:span><text:span text:style-name="T66">color, as well as a „cheatsheet“ card and a status card (with the red X and –1). </text:span></text:p>
      <text:p text:style-name="P112"><text:span text:style-name="T66"/></text:p>
      <text:p text:style-name="P70"><text:span text:style-name="T59">Each player also receives four white plastic flags, which keep track of the four attributes of their loyal Henchman: Health (green), Gold (yellow), Strength (red) and Weaponry (blue). <text:s/>At the start of the game, your Henchman has full health (15 points), 5 gulden, 2 strength points and zero Weaponry. <text:s/>Place the four flags along the edges of your corner of the playing field. <text:s/></text:span><text:span text:style-name="T67">For example, the green Health flag should be placed at position 15 along the green scale next to your castle, the red Strength flag at 2 on the red scale next to your castle and so on for the yellow Money and blue Weaponry flags. <text:s/>Whenever an attribute changes due to combat, poison or other effects, please update the position of the corresponding flag. </text:span></text:p>
      <text:p text:style-name="P113"><text:span text:style-name="T67"/></text:p>
      <text:p text:style-name="P71"><text:span text:style-name="T59">Before starting the game, the players should agree on the conditions for winning. <text:s/></text:span><text:span text:style-name="T68">A</text:span><text:span text:style-name="T59">s mentioned above, a</text:span><text:span text:style-name="T68"> good choice for beginners and younger players would be: two treasures </text:span><text:span text:style-name="T69">of any type (</text:span><text:span text:style-name="T68">Crown, Goblet </text:span><text:span text:style-name="T69">or</text:span><text:span text:style-name="T68"> Orb</text:span><text:span text:style-name="T69">)</text:span><text:span text:style-name="T68">. <text:s/></text:span></text:p>
      <text:p text:style-name="P119"><text:span text:style-name="T68"/></text:p>
      <text:p text:style-name="P72"><text:span text:style-name="T68">T</text:span><text:span text:style-name="T59">he players roll dice to determine who moves first. <text:s/></text:span><text:span text:style-name="T62">T</text:span><text:span text:style-name="T71">he play moves clockwise around the table, passing from each player to the player on the</text:span><text:span text:style-name="T70">ir</text:span><text:span text:style-name="T71"> left.</text:span></text:p>
      <text:p text:style-name="P71"><text:span text:style-name="T59"/></text:p>
      <text:p text:style-name="P14"><text:span text:style-name="T54">8</text:span><text:span text:style-name="T49">. </text:span><text:span text:style-name="T54">Playing</text:span><text:span text:style-name="T53"> the game </text:span><text:span text:style-name="T54">(one </text:span><text:span text:style-name="T55">turn</text:span><text:span text:style-name="T54">)</text:span></text:p>
      <text:p text:style-name="P44"><text:span text:style-name="T61"/></text:p>
      <text:p text:style-name="P73"><text:span text:style-name="T59">Each </text:span><text:span text:style-name="T74">turn</text:span><text:span text:style-name="T59"> </text:span><text:span text:style-name="T74">corresponds to one day and </text:span><text:span text:style-name="T59">consists of two parts: first </text:span><text:span text:style-name="T74">moving </text:span><text:span text:style-name="T59">your Henchman and then </text:span><text:span text:style-name="T74">exerting </text:span><text:span text:style-name="T59">your influence as a Lord or Lady, altering the terrain of the playing field </text:span><text:span text:style-name="T74">to favor your Henchman and to thwart the other Henchmen.</text:span></text:p>
      <text:p text:style-name="P73"><text:span text:style-name="T59"/></text:p>
      <text:p text:style-name="P103"><text:span text:style-name="T59">8.1 <text:s/></text:span><text:span text:style-name="T74">Moving y</text:span><text:span text:style-name="T59">our Henchman</text:span></text:p>
      <text:p text:style-name="P26"><text:span text:style-name="T59"/></text:p>
      <text:p text:style-name="P74"><text:span text:style-name="T59">Roll your die; the result gives the maximum number of squares you may move your Henchman on this turn. <text:s/>The Henchman cannot move diagonally, but can alternate between moving forward, backward, left </text:span><text:span text:style-name="T74">and </text:span><text:span text:style-name="T59">right. <text:s/></text:span><text:span text:style-name="T74">A</text:span><text:span text:style-name="T59">s his Lord or Lady, </text:span><text:span text:style-name="T74">you </text:span><text:span text:style-name="T59">may direct the Henchman to move less than the maximum distance given by the die roll or even to </text:span><text:span text:style-name="T74">remain on his square, i.e. to </text:span><text:span text:style-name="T59">not to move at all. <text:s/></text:span><text:span text:style-name="T89">However, y</text:span><text:span text:style-name="T59">our Henchman </text:span><text:span text:style-name="T72">must </text:span><text:span text:style-name="T89">immediately </text:span><text:span text:style-name="T59">stop moving whenever he reaches a square occupied by another Henchman or </text:span><text:span text:style-name="T74">a square </text:span><text:span text:style-name="T59">where a card is inserted. <text:s/></text:span></text:p>
      <text:p text:style-name="P114"><text:span text:style-name="T72"/></text:p>
      <text:p text:style-name="P74"><text:span text:style-name="T72">Wherever your Henchman ends his move: First u</text:span><text:span text:style-name="T59">ncover any playing cards </text:span><text:span text:style-name="T72">inserted there, so that all players can see them. <text:s/>These cards may have an immediate effect or they may be added to your hand, depending on the type of card (see Section 9.1 below). <text:s/>After the cards have been resolved, your Henchman may pick up an ownerless treasure or </text:span><text:span text:style-name="T74">may </text:span><text:span text:style-name="T72">attack another Henchman on the same square (see Section</text:span><text:span text:style-name="T89">s</text:span><text:span text:style-name="T72"> 10. and 12. below). <text:s/>These rules apply even if the Henchman didn’t move at all; it is </text:span><text:span text:style-name="T73">played </text:span><text:span text:style-name="T72">as though he just arrived at the square.</text:span></text:p>
      <text:p text:style-name="P74"><text:span text:style-name="T72"/></text:p>
      <text:p text:style-name="P75"><text:span text:style-name="T72">T</text:span><text:span text:style-name="T59">o enter the City, the Henchman must end his move at one of the four gates to the City. <text:s/>He is allowed to enter the City on the following day (on the next turn). <text:s/>Once the Henchman is within the City, he may move freely, unhindered by cards or other Henchmen (see Section 11. </text:span><text:span text:style-name="T89">below</text:span><text:span text:style-name="T59">).</text:span></text:p>
      <text:p text:style-name="P75"><text:span text:style-name="T59"/></text:p>
      <text:p text:style-name="P104"><text:span text:style-name="T59">8.2 Exerting your influence as Lord or Lady</text:span></text:p>
      <text:p text:style-name="P27"><text:span text:style-name="T59"/></text:p>
      <text:p text:style-name="P76"><text:span text:style-name="T59">Once you have moved your Henchman and all has been resolved, you may exert your influence as Lord or Lady to shape the playing field to favor your Henchman and thwart other Henchmen. </text:span></text:p>
      <text:p text:style-name="P115"><text:span text:style-name="T59"/></text:p>
      <text:p text:style-name="P76"><text:span text:style-name="T59">Take a playing card from your hand and insert it into a playing square unoccupied by a Henchman or by another playing card, </text:span><text:span text:style-name="T75">all the while hiding it from the other players (see Section 9.1 below). <text:s/>This card will be uncovered only when a Henchman lands there or possibly through spells and other special effects. <text:s/></text:span></text:p>
      <text:p text:style-name="P115"><text:span text:style-name="T75"/></text:p>
      <text:p text:style-name="P77"><text:span text:style-name="T59">No cards may be inserted in the castle squares (A0, A9, J0 and J9) except for treasure cards (Crown, Goblet or Orb). <text:s/>The castle squares may hold multiple treasure cards. <text:s/>The other playing squares may hold </text:span><text:span text:style-name="T76">at most</text:span><text:span text:style-name="T59"> one playing card (those with the running red knight on the back) and no other types of cards.</text:span></text:p>
      <text:p text:style-name="P116"><text:span text:style-name="T59"/></text:p>
      <text:p text:style-name="P77"><text:span text:style-name="T59">There are two special types of playing cards: spell-cards and map-cards. <text:s/>You can recognize them by the black symbol in the upper left corner. <text:s/>These cards </text:span><text:span text:style-name="T79">may</text:span><text:span text:style-name="T98"> be</text:span><text:span text:style-name="T59"> inserted into a playing square, but </text:span><text:span text:style-name="T98">take effect (immediately) only when </text:span><text:span text:style-name="T59">played directly from your hand. <text:s/></text:span><text:span text:style-name="T80">A spell-card can be played even before or during your Henchman’s move, to lend him special support. (see Section 9.1 below). <text:s/></text:span></text:p>
      <text:p text:style-name="P116"><text:span text:style-name="T80"/></text:p>
      <text:p text:style-name="P78"><text:span text:style-name="T59">If you have more than four cards in your hand, you must play one, otherwise playing a card is voluntary. <text:s/>If you end your turn with fewer than four cards, you must draw from the draw-pile until you have four cards in your hand. <text:s/></text:span></text:p>
      <text:p text:style-name="P117"><text:span text:style-name="T59"/></text:p>
      <text:p text:style-name="P78"><text:span text:style-name="T59">Special rules apply for treasure-cards (see Section 10. below).</text:span></text:p>
      <text:p text:style-name="P117"><text:span text:style-name="T59"/></text:p>
      <text:p text:style-name="P78"><text:span text:style-name="T59">The central rule for all cards is: </text:span><text:span text:style-name="T60">You may play only one card per turn and only on your turn!</text:span></text:p>
      <text:p text:style-name="P78"><text:span text:style-name="T59"/></text:p>
      <text:p text:style-name="P78"><text:span text:style-name="T59"/></text:p>
      <text:p text:style-name="P15"><text:span text:style-name="T55">9</text:span><text:span text:style-name="T49">. </text:span><text:span text:style-name="T55">The Cards</text:span></text:p>
      <text:p text:style-name="P45"><text:span text:style-name="T61"/></text:p>
      <text:p text:style-name="P79"><text:span text:style-name="T59">THEGAMENAME has several types of cards, with </text:span><text:span text:style-name="T91">different</text:span><text:span text:style-name="T59"> </text:span><text:span text:style-name="T91">sizes and </text:span><text:span text:style-name="T59">formats. <text:s/></text:span><text:span text:style-name="T91">In order of increasing size:</text:span></text:p>
      <text:p text:style-name="P31"><text:span text:style-name="T91"/></text:p>
      <text:list xml:id="list4068031360" text:style-name="L4">
        <text:list-item>
          <text:p text:style-name="P60"><text:span text:style-name="T8">122 playing cards (with the running red knight on the back) plus 2 blank cards;</text:span></text:p>
        </text:list-item>
        <text:list-item>
          <text:p text:style-name="P60"><text:span text:style-name="T8">12 golden-brown treasure cards (4 Crowns, 4 Goblets, 4 Orbs);</text:span></text:p>
        </text:list-item>
        <text:list-item>
          <text:p text:style-name="P60"><text:span text:style-name="T8">4 status cards (with the red X and the –1) to track penalties during the game;</text:span></text:p>
        </text:list-item>
        <text:list-item>
          <text:p text:style-name="P60"><text:span text:style-name="T8">4 „cheatsheet“ cards, one for each player, with a short summary of the rules; and</text:span></text:p>
        </text:list-item>
        <text:list-item>
          <text:p text:style-name="P91"><text:span text:style-name="T63">4 cards </text:span><text:span text:style-name="T64">for the </text:span><text:span text:style-name="T90">C</text:span><text:span text:style-name="T64">ity (Training, Healing, Smithy and Tavern).</text:span></text:p>
        </text:list-item>
      </text:list>
      <text:p text:style-name="P81"><text:span text:style-name="T59"/></text:p>
      <text:p text:style-name="P109"><text:span text:style-name="T59">9.1 </text:span><text:span text:style-name="T91">Playing cards </text:span><text:span text:style-name="T63">(with the running red knight on the back)</text:span></text:p>
      <text:p text:style-name="P33"><text:span text:style-name="T63"/></text:p>
      <text:p text:style-name="P92"><text:span text:style-name="T63">A</text:span><text:span text:style-name="T59">s a Lord or Lady, you exert a powerful influence throughout the Empire. <text:s/>In particular, you can insert cards into (empty) playing squares of your choosing, to assist your Henchman or to hinder other Henchmen. <text:s/>As described in Section 8.2, these cards are revealed as soon as a Henchman enters that playing square, and go into effect immediately, if applicable.</text:span></text:p>
      <text:p text:style-name="P121"><text:span text:style-name="T59"/></text:p>
      <text:p text:style-name="P94"><text:span text:style-name="T59">The effect of a card is determined by its type, which is found in the upper left corner of the card. <text:s/>There are two types of cards, those with symbols on a </text:span><text:span text:style-name="T76">white</text:span><text:span text:style-name="T59"> background in the upper left corner </text:span><text:span text:style-name="T92">and those with a </text:span><text:span text:style-name="T77">black</text:span><text:span text:style-name="T92"> background. <text:s/>Those with a </text:span><text:span text:style-name="T77">black</text:span><text:span text:style-name="T92"> background are either spell-cards or map-cards (cards revealing the position of a hidden treasure). <text:s/>These cards </text:span><text:span text:style-name="T98">may be </text:span><text:span text:style-name="T92">inserted into the playing squares but </text:span><text:span text:style-name="T98">they take effect (</text:span><text:span text:style-name="T92">immediately</text:span><text:span text:style-name="T98">) only when </text:span><text:span text:style-name="T92">played directly from your hand. <text:s/>The cards with a </text:span><text:span text:style-name="T77">white</text:span><text:span text:style-name="T92"> background are inserted into the playing squares and take effect only when the square is visited by a Henchman and the card is revealed.</text:span></text:p>
      <text:p text:style-name="P120"><text:span text:style-name="T92"/></text:p>
      <text:p text:style-name="P96"><text:span text:style-name="T59">The possible negative effects of a card are listed on the </text:span><text:span text:style-name="T76">left</text:span><text:span text:style-name="T59"> side of the card, below the type symbol. <text:s/>The possible positive effects of the card are listed on the </text:span><text:span text:style-name="T76">right</text:span><text:span text:style-name="T59"> side of the card. <text:s/></text:span><text:span text:style-name="T93">These effects may raise your Henchman’s attributes (Health, Gold, Strength and Weaponry), set them to a fixed value, reduce them or even divide them. <text:s/>However, the attributes cannot drop below 0 or rise above 15. <text:s/>A circular arrow around a symbol indicated that the effect takes place daily. <text:s/>For example, if your Henchman is poisoned, he loses Health every day until he is detoxified, e.g. by a Detox playing card. <text:s/>Please take a status-card as a reminder to deduct that Health from your Henchman every day.</text:span></text:p>
      <text:p text:style-name="P120"><text:span text:style-name="T92"/></text:p>
      <text:p text:style-name="P94"><text:span text:style-name="T98">As noted above, there</text:span><text:span text:style-name="T93"> are </text:span><text:span text:style-name="T98">two</text:span><text:span text:style-name="T93"> kinds of playing cards of the</text:span><text:span text:style-name="T92"> </text:span><text:span text:style-name="T79">black</text:span><text:span text:style-name="T77">-</text:span><text:span text:style-name="T78">background type</text:span><text:span text:style-name="T95">: </text:span><text:span text:style-name="T96">spell-cards and map cards.</text:span></text:p>
      <text:p text:style-name="P35"><text:span text:style-name="T95"/></text:p>
      <table:table table:name="Table1" table:style-name="Table1" table:template-name="Default Style">
        <table:table-column table:style-name="Table1.A"/>
        <table:table-column table:style-name="Table1.B" table:number-columns-repeated="2"/>
        <table:table-column table:style-name="Table1.D"/>
        <table:table-row table:style-name="TableLine94467783514320">
          <table:table-cell table:style-name="Table1.A1" office:value-type="string">
            <text:p text:style-name="P132"/>
          </table:table-cell>
          <table:table-cell table:style-name="Table1.A1" office:value-type="string">
            <text:p text:style-name="P134">Type</text:p>
          </table:table-cell>
          <table:table-cell table:style-name="Table1.A1" office:value-type="string">
            <text:p text:style-name="P134">Number</text:p>
          </table:table-cell>
          <table:table-cell table:style-name="Table1.D1" office:value-type="string">
            <text:p text:style-name="P134">Effect</text:p>
          </table:table-cell>
        </table:table-row>
        <table:table-row table:style-name="TableLine94467783514320">
          <table:table-cell table:style-name="Table1.A2" office:value-type="string">
            <text:p text:style-name="P132"/>
          </table:table-cell>
          <table:table-cell table:style-name="Table1.A2" office:value-type="string">
            <text:p text:style-name="P134">Spell</text:p>
          </table:table-cell>
          <table:table-cell table:style-name="Table1.A2" office:value-type="string">
            <text:p text:style-name="P134">14</text:p>
          </table:table-cell>
          <table:table-cell table:style-name="Table1.D2" office:value-type="string">
            <text:p text:style-name="P133">As described on the card. <text:s/>You can play this card before, after or during your Henchman’s move, even during combat. <text:s/>The spell goes into effect and the card goes to the discard pile.</text:p>
          </table:table-cell>
        </table:table-row>
        <table:table-row table:style-name="TableLine94467783514320">
          <table:table-cell table:style-name="Table1.A2" office:value-type="string">
            <text:p text:style-name="P132"/>
          </table:table-cell>
          <table:table-cell table:style-name="Table1.A2" office:value-type="string">
            <text:p text:style-name="P134">Map</text:p>
          </table:table-cell>
          <table:table-cell table:style-name="Table1.A2" office:value-type="string">
            <text:p text:style-name="P134">12</text:p>
          </table:table-cell>
          <table:table-cell table:style-name="Table1.D2" office:value-type="string">
            <text:p text:style-name="P133">If your henchman lands on the square given in card’s symbol (upper left corner), he can dig up a treasure. <text:s/>Draw a treasure card and place it in your hand. <text:s/>The map-card then goes to the discard-pile. <text:s/>Once all 12 treasure-cards have been dug up and are in play, discard all map-cards (keeping them separate to remove them from further play) and take new cards from the draw-pile. <text:s/></text:p>
          </table:table-cell>
        </table:table-row>
      </table:table>
      <text:p text:style-name="P97"><text:span text:style-name="T94"/></text:p>
      <text:p text:style-name="P97"><text:span text:style-name="T94"/></text:p>
      <text:p text:style-name="P97"><text:span text:style-name="T94"/></text:p>
      <text:p text:style-name="P98"><text:span text:style-name="T92">Y</text:span><text:span text:style-name="T59">our Henchman may land on a square with a </text:span><text:span text:style-name="T76">black</text:span><text:span text:style-name="T77">-</text:span><text:span text:style-name="T78">background type</text:span><text:span text:style-name="T95"> </text:span><text:span text:style-name="T94">card. <text:s/>After revealing it, you may </text:span><text:span text:style-name="T97">simply </text:span><text:span text:style-name="T94">add it to your hand; you need not play it immediately. <text:s/>However, if you have not yet played a card on your turn, you may play it on the same turn as it is uncovered.</text:span></text:p>
      <text:p text:style-name="P93"><text:soft-page-break/><text:span text:style-name="T92">Th</text:span><text:span text:style-name="T93">ere are </text:span><text:span text:style-name="T101">five</text:span><text:span text:style-name="T93"> kinds of the playing cards of the</text:span><text:span text:style-name="T92"> </text:span><text:span text:style-name="T77">white-</text:span><text:span text:style-name="T78">background type</text:span><text:span text:style-name="T95">:</text:span></text:p>
      <text:p text:style-name="P36"><text:span text:style-name="T95"/></text:p>
      <table:table table:name="Table2" table:style-name="Table2" table:template-name="Default Style">
        <table:table-column table:style-name="Table2.A"/>
        <table:table-column table:style-name="Table2.B"/>
        <table:table-column table:style-name="Table2.C"/>
        <table:table-column table:style-name="Table2.D"/>
        <table:table-row table:style-name="TableLine94467782845904">
          <table:table-cell table:style-name="Table2.A1" office:value-type="string">
            <text:p text:style-name="P132"/>
          </table:table-cell>
          <table:table-cell table:style-name="Table2.A1" office:value-type="string">
            <text:p text:style-name="P136">Type</text:p>
          </table:table-cell>
          <table:table-cell table:style-name="Table2.A1" office:value-type="string">
            <text:p text:style-name="P136">Number</text:p>
          </table:table-cell>
          <table:table-cell table:style-name="Table2.D1" office:value-type="string">
            <text:p text:style-name="P136">Effect</text:p>
          </table:table-cell>
        </table:table-row>
        <table:table-row table:style-name="TableLine94467782845904">
          <table:table-cell table:style-name="Table2.A2" office:value-type="string">
            <text:p text:style-name="P132"/>
          </table:table-cell>
          <table:table-cell table:style-name="Table2.A2" office:value-type="string">
            <text:p text:style-name="P136">Weapon</text:p>
          </table:table-cell>
          <table:table-cell table:style-name="Table2.A2" office:value-type="string">
            <text:p text:style-name="P136">21</text:p>
          </table:table-cell>
          <table:table-cell table:style-name="Table2.D2" office:value-type="string">
            <text:p text:style-name="P135">Immediately increases your Henchman’s Weaponry attribute (blue flag) by the value given on the card. <text:s/>The card goes to the discard pile. <text:s/>The smallest weapon is the knife (1 point), the mightiest is the battle-axe (6 points).</text:p>
          </table:table-cell>
        </table:table-row>
        <table:table-row table:style-name="TableLine94467782845904">
          <table:table-cell table:style-name="Table2.A2" office:value-type="string">
            <text:p text:style-name="P132"/>
          </table:table-cell>
          <table:table-cell table:style-name="Table2.A2" office:value-type="string">
            <text:p text:style-name="P136">Potion</text:p>
          </table:table-cell>
          <table:table-cell table:style-name="Table2.A2" office:value-type="string">
            <text:p text:style-name="P136">11</text:p>
          </table:table-cell>
          <table:table-cell table:style-name="Table2.D2" office:value-type="string">
            <text:p text:style-name="P135">Takes effect immediately, as described on the card, even if not desired or not applicable. <text:s/>The card goes to the discard pile.</text:p>
          </table:table-cell>
        </table:table-row>
        <table:table-row table:style-name="TableLine94467782845904">
          <table:table-cell table:style-name="Table2.A2" office:value-type="string">
            <text:p text:style-name="P132"/>
          </table:table-cell>
          <table:table-cell table:style-name="Table2.A2" office:value-type="string">
            <text:p text:style-name="P136">Trap</text:p>
          </table:table-cell>
          <table:table-cell table:style-name="Table2.A2" office:value-type="string">
            <text:p text:style-name="P136">16</text:p>
          </table:table-cell>
          <table:table-cell table:style-name="Table2.D2" office:value-type="string">
            <text:p text:style-name="P135">Takes effect immediately, as described on the card. <text:s/>The card goes to the discard pile.</text:p>
          </table:table-cell>
        </table:table-row>
        <table:table-row table:style-name="TableLine94467782845904">
          <table:table-cell table:style-name="Table2.A2" office:value-type="string">
            <text:p text:style-name="P132"/>
          </table:table-cell>
          <table:table-cell table:style-name="Table2.A2" office:value-type="string">
            <text:p text:style-name="P136">Special</text:p>
          </table:table-cell>
          <table:table-cell table:style-name="Table2.A2" office:value-type="string">
            <text:p text:style-name="P136">14</text:p>
          </table:table-cell>
          <table:table-cell table:style-name="Table2.D2" office:value-type="string">
            <text:p text:style-name="P135">You can choose whether the card goes into effect. <text:s/>Unless otherwise noted <text:span text:style-name="T108">on</text:span> the card, <text:span text:style-name="T108">it is not discarded remains in place, even after usage.</text:span></text:p>
          </table:table-cell>
        </table:table-row>
        <table:table-row table:style-name="TableLine94467782845904">
          <table:table-cell table:style-name="Table2.A2" office:value-type="string">
            <text:p text:style-name="P132"/>
          </table:table-cell>
          <table:table-cell table:style-name="Table2.A2" office:value-type="string">
            <text:p text:style-name="P136">Villain</text:p>
          </table:table-cell>
          <table:table-cell table:style-name="Table2.A2" office:value-type="string">
            <text:p text:style-name="P136">34</text:p>
          </table:table-cell>
          <table:table-cell table:style-name="Table2.D2" office:value-type="string">
            <text:p text:style-name="P137">A villain attacks relentlessly until your Henchman flees or until one of you dies. <text:s/>If your Henchman dies, the Villain takes all his treasures; insert all treasure-cards in your hand into the Villain’s playing square. <text:s/>If instead the Villain dies, your Henchman takes his treasures (if any) and receives the reward given on the Villain-card, which then goes to the discard-pile. <text:s/>The Villain’s power is given in the card’s type symbol (upper left corner), ranging from two points (the weakest bandit) to 20 points (the fearsome War-Pig).</text:p>
          </table:table-cell>
        </table:table-row>
      </table:table>
      <text:p text:style-name="P32"><text:span text:style-name="T59"/></text:p>
      <text:p text:style-name="P82"><text:span text:style-name="T59"/></text:p>
      <text:p text:style-name="P110"><text:span text:style-name="T59">9.</text:span><text:span text:style-name="T99">2</text:span><text:span text:style-name="T59"> </text:span><text:span text:style-name="T99">Treasure</text:span><text:span text:style-name="T91"> cards </text:span><text:span text:style-name="T63">(with the running red knight on the back)</text:span></text:p>
      <text:p text:style-name="P34"><text:span text:style-name="T63"/></text:p>
      <text:p text:style-name="P101"><text:span text:style-name="T102">After </text:span><text:span text:style-name="T59">your Henchman </text:span><text:span text:style-name="T102">has found and dug up a </text:span><text:span text:style-name="T59">hidden </text:span><text:span text:style-name="T102">treasure, that treasure must then be transported to your castle and hidden there. <text:s/>While your Henchman is transporting the treasure to your castle, you hold the treasure-card as one of the four cards in your hand. <text:s/>The more treasure-cards you hold <text:s/>in your hand, the more limited are your options to influence the board, since you have fewer non-treasure cards. <text:s/></text:span></text:p>
      <text:p text:style-name="P95"><text:span text:style-name="T63"/></text:p>
      <text:p text:style-name="P110"><text:span text:style-name="T59">9.</text:span><text:span text:style-name="T99">3</text:span><text:span text:style-name="T59"> </text:span><text:span text:style-name="T99">Status-Cards (with the red X and the –1)</text:span></text:p>
      <text:p text:style-name="P34"><text:span text:style-name="T63"/></text:p>
      <text:p text:style-name="P99"><text:span text:style-name="T63">I</text:span><text:span text:style-name="T59">f your Henchman is poisoned, or if you lose your turn, please take a status-card as a reminder.</text:span></text:p>
      <text:p text:style-name="P95"><text:span text:style-name="T63"/></text:p>
      <text:p text:style-name="P110"><text:span text:style-name="T59">9.</text:span><text:span text:style-name="T99">4</text:span><text:span text:style-name="T59"> </text:span><text:span text:style-name="T99">Cheatsheet-Cards (Summary of the Rules)</text:span></text:p>
      <text:p text:style-name="P34"><text:span text:style-name="T63"/></text:p>
      <text:p text:style-name="P99"><text:span text:style-name="T63">E</text:span><text:span text:style-name="T59">ach player receives </text:span><text:span text:style-name="T100">a</text:span><text:span text:style-name="T59"> cheatsheet-card summarizing the rules of THEGAMENAME. <text:s/>It is also use</text:span><text:span text:style-name="T100">ful when</text:span><text:span text:style-name="T59"> inserting </text:span><text:span text:style-name="T100">other cards </text:span><text:span text:style-name="T59">into playing squares, </text:span><text:span text:style-name="T100">to conceal them from other players.</text:span><text:span text:style-name="T59"> <text:s/></text:span><text:span text:style-name="T100">Cover the other card with your cheatsheet-card, slip them both into the slot on the playing square, and then withdraw the cheatsheet-card, leaving the other hidden in the playing square. </text:span></text:p>
      <text:p text:style-name="P99"><text:span text:style-name="T100"/></text:p>
      <text:p text:style-name="P100"><text:span text:style-name="T59">You may be allowed to peek at cards inserted in the board, without showing them to other players. <text:s/>In such situations, use your cheatsheet-card to cover a card while you extract it from its playing square, to hide it from other players. <text:s/></text:span></text:p>
      <text:p text:style-name="P95"><text:span text:style-name="T63"/></text:p>
      <text:p text:style-name="P110"><text:span text:style-name="T59">9.</text:span><text:span text:style-name="T99">5</text:span><text:span text:style-name="T59"> </text:span><text:span text:style-name="T99">City-Cards (</text:span><text:span text:style-name="T64">Training, Healing, Smithy and Tavern</text:span><text:span text:style-name="T99">)</text:span></text:p>
      <text:p text:style-name="P34"><text:span text:style-name="T63"/></text:p>
      <text:p text:style-name="P99"><text:span text:style-name="T63">T</text:span><text:span text:style-name="T59">hese four cards are placed randomly in the city and remain in the same position throughout the game. <text:s/>Your henchman need not stop at any square in the City but can move freely. <text:s/>However, if your Henchman wants the benefits of training, healing, the smithy or the tavern, he ends his turn there (see Section 11. below). <text:s/></text:span></text:p>
      <text:p text:style-name="P16"><text:span text:style-name="T56">10</text:span><text:span text:style-name="T49">. </text:span><text:span text:style-name="T55">The </text:span><text:span text:style-name="T56">Treasures</text:span></text:p>
      <text:p text:style-name="P46"><text:span text:style-name="T61"/></text:p>
      <text:p text:style-name="P80"><text:span text:style-name="T59">T</text:span><text:span text:style-name="T102">o win the game, you direct your Henchman to find and dig up Grandlin’s hidden treasures (the insignia of power: Crowns, Goblets and Orbs). <text:s/>But these treasures must still be be transported back to your castle and hidden there. <text:s/></text:span><text:span text:style-name="T103">While transporting the treasures, your Henchman becomes a target for the other Henchmen; he’ll have to fight his way back to the castle. <text:s/>If your Henchman dies while transporting the treasures, you lose the treasures to the Villain or Henchman who killed him; if your Henchman dies alone (for example, by poison), the treasures being transported are simply inserted into the square on which he died. <text:s/></text:span></text:p>
      <text:p text:style-name="P80"><text:span text:style-name="T59"/></text:p>
      <text:p text:style-name="P102"><text:span text:style-name="T59">If your Henchman returns safely to your castle, you can hide the treasures there, by inserting one treasure card per turn into the slow of your castle. <text:s/>Note, however, that you can play only one card on a turn; you can’t hide a treasure in your castle if you’ve played any other card on that turn.</text:span></text:p>
      <text:p text:style-name="P80"><text:span text:style-name="T59"/></text:p>
      <text:p text:style-name="P102"><text:span text:style-name="T59">Your henchman can obtain Grandlin’s treasures </text:span></text:p>
      <text:p text:style-name="P80"><text:span text:style-name="T59"/></text:p>
      <text:p text:style-name="P80"><text:span text:style-name="T59"/></text:p>
      <text:p text:style-name="P80"><text:span text:style-name="T59"/></text:p>
      <text:p text:style-name="P80"><text:span text:style-name="T59"/></text:p>
      <text:p text:style-name="P16"><text:span text:style-name="T56">11</text:span><text:span text:style-name="T49">. </text:span><text:span text:style-name="T55">The C</text:span><text:span text:style-name="T56">ity</text:span></text:p>
      <text:p text:style-name="P46"><text:span text:style-name="T61"/></text:p>
      <text:p text:style-name="P80"><text:span text:style-name="T59">T</text:span></text:p>
      <text:p text:style-name="P80"><text:span text:style-name="T59"/></text:p>
      <text:p text:style-name="P80"><text:span text:style-name="T59"/></text:p>
      <text:p text:style-name="P16"><text:span text:style-name="T56">12</text:span><text:span text:style-name="T49">. </text:span><text:span text:style-name="T56">Combat</text:span></text:p>
      <text:p text:style-name="P46"><text:span text:style-name="T61"/></text:p>
      <text:p text:style-name="P80"><text:span text:style-name="T59">T</text:span></text:p>
      <text:p text:style-name="P80"><text:span text:style-name="T59"/></text:p>
      <text:p text:style-name="P80"><text:span text:style-name="T59"/></text:p>
      <text:p text:style-name="P80"><text:span text:style-name="T59"/></text:p>
      <text:p text:style-name="P80"><text:span text:style-name="T59"/></text:p>
      <text:p text:style-name="P16"><text:span text:style-name="T56">13</text:span><text:span text:style-name="T49">. </text:span><text:span text:style-name="T56">In case your Henchman dies...</text:span></text:p>
      <text:p text:style-name="P46"><text:span text:style-name="T61"/></text:p>
      <text:p text:style-name="P90"><text:span text:style-name="T59">If your henchman’s health drops to zero — which can well happen, </text:span><text:span text:style-name="T88">due to combat or poison</text:span><text:span text:style-name="T59"> — he immediately draws his last breath and expires on his current playing square. <text:s/>If another player’s Henchman slew yours, that player gets not only all your treasure-cards but also all your money. <text:s/></text:span><text:span text:style-name="T88">Otherwise </text:span><text:span text:style-name="T59">insert all the treasure-cards in your hand into the square of your now deceased henchman. <text:s/>If a Villain slew your Henchman, he takes possession of those treasures</text:span><text:span text:style-name="T88">.</text:span></text:p>
      <text:p text:style-name="P118"><text:span text:style-name="T59"/></text:p>
      <text:p text:style-name="P89"><text:span text:style-name="T59">Discard all other cards in your hand and draw four new cards. <text:s/></text:span><text:span text:style-name="T88">Place the meeple (pawn) of your next loyal Henchman back in your castle. <text:s/>Set the flags of the new Henchman to the normal starting values: 15 Health, 5 gulden, 2 Strength and 0 Weaponry (see Section 7. above). <text:s text:c="2"/>Your new Henchman will continue his predecessor’s mission on the following turn.</text:span></text:p>
      <text:p text:style-name="P80"><text:span text:style-name="T59"/></text:p>
      <text:p text:style-name="P80"><text:span text:style-name="T59"/></text:p>
      <text:p text:style-name="P17"><text:span text:style-name="T56">14</text:span><text:span text:style-name="T49">. </text:span><text:span text:style-name="T56">Quick Summary of the Most Important Rules</text:span></text:p>
      <text:p text:style-name="P66"><text:span text:style-name="T61"/></text:p>
      <text:p text:style-name="P107"><text:span text:style-name="T59">14.1 Play only one card per turn.</text:span></text:p>
      <text:p text:style-name="P30"><text:span text:style-name="T59"/></text:p>
      <text:p text:style-name="P86"><text:span text:style-name="T59">Casting a spell-card, or using a map-card to dig up a treasure, or hiding a treasure in your castle – all of these count as playing a card. <text:s/>You can’t use or insert any other card on the same turn.</text:span></text:p>
      <text:p text:style-name="P86"><text:span text:style-name="T59"/></text:p>
      <text:p text:style-name="P107"><text:span text:style-name="T59">14.2 You should have only four cards in your hand at the end of your turn.</text:span></text:p>
      <text:p text:style-name="P30"><text:span text:style-name="T59"/></text:p>
      <text:p text:style-name="P86"><text:span text:style-name="T59">The treasure-cards in your hand count towards the four. <text:s/>The status cards (with the red X and –1) do not count, however, since they are just reminders. <text:s/>If you have fewer than four at the end of your turn, you must draw from the draw-pile until you have four. <text:s/>If you have more than four, you must play one card per turn until you reach four (see 14.1 above).</text:span></text:p>
      <text:p text:style-name="P86"><text:span text:style-name="T59"/></text:p>
      <text:p text:style-name="P107"><text:span text:style-name="T59">14.3 When the draw-pile is empty...</text:span></text:p>
      <text:p text:style-name="P30"><text:span text:style-name="T59"/></text:p>
      <text:p text:style-name="P87"><text:span text:style-name="T59">...shuffle the discard-pile and place it upside-down as a new draw-pile. <text:s/></text:span></text:p>
      <text:p text:style-name="P87"><text:span text:style-name="T85"/></text:p>
      <text:p text:style-name="P108"><text:span text:style-name="T85">14.4 Once all 12 treasures have been dug up and are in play...</text:span></text:p>
      <text:p text:style-name="P38"><text:span text:style-name="T81"/></text:p>
      <text:p text:style-name="P108"><text:span text:style-name="T81">...discard all map-cards in your hand and draw new cards to replace them. <text:s/>Keep the discarded map-cards separate from the discard-pile, so that they do not recur in the game. <text:s/></text:span></text:p>
      <text:p text:style-name="P86"><text:span text:style-name="T59"/></text:p>
      <text:p text:style-name="P107"><text:span text:style-name="T59">14.</text:span><text:span text:style-name="T85">5</text:span><text:span text:style-name="T59"> </text:span><text:span text:style-name="T85">Players may not take notes during the game.</text:span></text:p>
      <text:p text:style-name="P30"><text:span text:style-name="T59"/></text:p>
      <text:p text:style-name="P88"><text:span text:style-name="T59">On the other hand, verbal consultations and agreements among the players are encouraged.</text:span></text:p>
      <text:p text:style-name="P86"><text:span text:style-name="T59"/></text:p>
      <text:p text:style-name="P107"><text:span text:style-name="T59">14.</text:span><text:span text:style-name="T85">6</text:span><text:span text:style-name="T59"> </text:span><text:span text:style-name="T85">The Portal</text:span></text:p>
      <text:p text:style-name="P30"><text:span text:style-name="T59"/></text:p>
      <text:p text:style-name="P88"><text:span text:style-name="T59">The Portal is a special card, by which your Henchman may travel far and fast, although it comes with a risk of dying. <text:s/>It works differently than the spell „Teleportation“. <text:s/>Choose the destination and roll a die. <text:s/>A roll of 1 means </text:span><text:span text:style-name="T86">that your </text:span><text:span text:style-name="T59">Henchman is instantly vaporized (see Section 1</text:span><text:span text:style-name="T86">3. Death of your Henchman</text:span><text:span text:style-name="T59">). <text:s/></text:span><text:span text:style-name="T86">A roll of 6 means that your Henchman can move to any square within the Empire. <text:s/>A roll of 2–5 means that your Henchman can move to any square within the quadrant of the corresponding color (2=red, 3=blue, 4=yellow, 5=green). <text:s/>If the travel is successful and the Henchman lands on a square containing a card, that card is uncovered and processed as usual (see Section 8.1 above).</text:span></text:p>
      <text:p text:style-name="P86"><text:span text:style-name="T59"/></text:p>
      <text:p text:style-name="P17"><text:span text:style-name="T87"/></text:p>
      <text:p text:style-name="P16"><text:span text:style-name="T56">15</text:span><text:span text:style-name="T49">. </text:span><text:span text:style-name="T56">Game Variants</text:span></text:p>
      <text:p text:style-name="P46"><text:span text:style-name="T61"/></text:p>
      <text:p text:style-name="P80"><text:span text:style-name="T59">T</text:span><text:span text:style-name="T82">ry out these additional rules for more variety!</text:span></text:p>
      <text:p text:style-name="P80"><text:span text:style-name="T82"/></text:p>
      <text:p text:style-name="P105"><text:span text:style-name="T59">15.1 Dropping treasures</text:span></text:p>
      <text:p text:style-name="P28"><text:span text:style-name="T59"/></text:p>
      <text:p text:style-name="P83"><text:span text:style-name="T59">Instead of </text:span><text:span text:style-name="T83">securing a treasure in your castle</text:span><text:span text:style-name="T59">, you may insert a treasure-card from your hand into the playing-square occupied by your Henchman.</text:span></text:p>
      <text:p text:style-name="P83"><text:span text:style-name="T59"/></text:p>
      <text:p text:style-name="P106"><text:span text:style-name="T59">15.</text:span><text:span text:style-name="T83">2</text:span><text:span text:style-name="T59"> </text:span><text:span text:style-name="T83">Looting another player’s castle</text:span></text:p>
      <text:p text:style-name="P29"><text:span text:style-name="T59"/></text:p>
      <text:p text:style-name="P85"><text:span text:style-name="T59">If your Henchman manages to invade the castle of another player, he may comb through the rooms to find treasures hidden there. <text:s/>On your turn, roll a die. <text:s/>If the result is smaller or equal to the number of days the Henchman has spent searching (in a row), take a treasure card from the castle and put it into your hand. <text:s/>The search then starts over, so to find another treasure, you need to roll a 1 on your next turn.</text:span></text:p>
      <text:p text:style-name="P85"><text:span text:style-name="T59"/></text:p>
      <text:p text:style-name="P106"><text:span text:style-name="T59">15.</text:span><text:span text:style-name="T83">3</text:span><text:span text:style-name="T59"> </text:span><text:span text:style-name="T83">Grandlin’s </text:span><text:span text:style-name="T84">Great </text:span><text:span text:style-name="T83">Catharsis</text:span></text:p>
      <text:p text:style-name="P29"><text:span text:style-name="T59"/></text:p>
      <text:p text:style-name="P85"><text:span text:style-name="T59">When the draw-pile is empty, a </text:span><text:span text:style-name="T84">cleansing</text:span><text:span text:style-name="T59"> wave passes through the Empire. <text:s/>Every player discards one card of their choice from the playing squares (City cards and treasure cards may not be discarded, of course). <text:s/>This occurs three times. <text:s/>After </text:span><text:span text:style-name="T84">these </text:span><text:span text:style-name="T59">three rounds of </text:span><text:span text:style-name="T84">purging, </text:span><text:span text:style-name="T59"><text:s/></text:span><text:span text:style-name="T84">shuffle the discard pile and make it the new draw-pile, as described above in Section 14.3. <text:s/></text:span></text:p>
      <text:p text:style-name="P84"><text:span text:style-name="T59"/></text:p>
      <text:p text:style-name="P84"><text:span text:style-name="T5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bster Two" svg:font-family="'Lobster Two'"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QTArnieB" svg:font-family="QTArnieB" style:font-pitch="variable"/>
    <style:font-face style:name="QTBlackForest" svg:font-family="QTBlackFores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1"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1T14:06:50.387281208</meta:creation-date>
    <dc:date>2021-12-23T22:43:22.994193230</dc:date>
    <meta:editing-duration>PT2H56M11S</meta:editing-duration>
    <meta:editing-cycles>23</meta:editing-cycles>
    <meta:generator>LibreOffice/7.2.3.2$Linux_X86_64 LibreOffice_project/20$Build-2</meta:generator>
    <meta:document-statistic meta:table-count="2" meta:image-count="0" meta:object-count="0" meta:page-count="11" meta:paragraph-count="146" meta:word-count="4147" meta:character-count="23494" meta:non-whitespace-character-count="19351"/>
  </office:meta>
</office:document-meta>
</file>